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d8da" officeooo:paragraph-rsid="0004d8da"/>
    </style:style>
    <style:style style:name="P2" style:family="paragraph" style:parent-style-name="Standard">
      <style:text-properties officeooo:rsid="0006b3d8" officeooo:paragraph-rsid="0006b3d8"/>
    </style:style>
    <style:style style:name="P3" style:family="paragraph" style:parent-style-name="Standard">
      <style:text-properties officeooo:rsid="0009fad5" officeooo:paragraph-rsid="0009fad5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0d93" officeooo:paragraph-rsid="000b0d93"/>
    </style:style>
    <style:style style:name="P5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0d93" officeooo:paragraph-rsid="000b0d93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c0fa" officeooo:paragraph-rsid="000bc0fa"/>
    </style:style>
    <style:style style:name="P7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c0fa" officeooo:paragraph-rsid="00112b3c"/>
    </style:style>
    <style:style style:name="P8" style:family="paragraph" style:parent-style-name="Standard">
      <style:text-properties officeooo:rsid="000cc3c6" officeooo:paragraph-rsid="000cc3c6"/>
    </style:style>
    <style:style style:name="P9" style:family="paragraph" style:parent-style-name="Standard">
      <style:text-properties officeooo:rsid="0015a444" officeooo:paragraph-rsid="0015a444"/>
    </style:style>
    <style:style style:name="P10" style:family="paragraph" style:parent-style-name="Standard">
      <style:text-properties officeooo:rsid="00170cfa" officeooo:paragraph-rsid="00170cfa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711c0" officeooo:paragraph-rsid="0017c9af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11c0" officeooo:paragraph-rsid="0017c9af"/>
    </style:style>
    <style:style style:name="P13" style:family="paragraph" style:parent-style-name="Standard">
      <style:text-properties fo:font-weight="bold" officeooo:rsid="001711c0" officeooo:paragraph-rsid="001711c0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2f706c" officeooo:paragraph-rsid="002f706c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30483b" officeooo:paragraph-rsid="0030483b" style:font-weight-asian="bold" style:font-weight-complex="bold"/>
    </style:style>
    <style:style style:name="P16" style:family="paragraph" style:parent-style-name="Standard">
      <style:text-properties fo:font-weight="bold" officeooo:rsid="0059c39e" officeooo:paragraph-rsid="0059c39e" style:font-weight-asian="bold" style:font-weight-complex="bold"/>
    </style:style>
    <style:style style:name="P17" style:family="paragraph" style:parent-style-name="Standard">
      <style:text-properties fo:font-weight="bold" officeooo:rsid="0059c39e" officeooo:paragraph-rsid="00751ae0" style:font-weight-asian="bold" style:font-weight-complex="bold"/>
    </style:style>
    <style:style style:name="P18" style:family="paragraph" style:parent-style-name="Standard">
      <style:text-properties fo:font-weight="bold" officeooo:rsid="00751ae0" officeooo:paragraph-rsid="00751ae0" style:font-weight-asian="bold" style:font-weight-complex="bold"/>
    </style:style>
    <style:style style:name="P19" style:family="paragraph" style:parent-style-name="Standard">
      <style:text-properties fo:font-weight="bold" officeooo:rsid="007690a6" officeooo:paragraph-rsid="007690a6" style:font-weight-asian="bold" style:font-weight-complex="bold"/>
    </style:style>
    <style:style style:name="P20" style:family="paragraph" style:parent-style-name="Standard">
      <style:text-properties fo:font-weight="bold" officeooo:rsid="0086bf69" officeooo:paragraph-rsid="0086bf69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b798" officeooo:paragraph-rsid="0018b798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28a6" officeooo:paragraph-rsid="001928a6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b580" officeooo:paragraph-rsid="0019b580"/>
    </style:style>
    <style:style style:name="P24" style:family="paragraph" style:parent-style-name="Standard">
      <style:text-properties officeooo:rsid="001a3e9d" officeooo:paragraph-rsid="001b0b7d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1ed351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235c7e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0631f" officeooo:paragraph-rsid="0020631f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4a2c" officeooo:paragraph-rsid="00224a2c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580c5" officeooo:paragraph-rsid="002580c5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0483b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53d6c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f1799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1e53e" officeooo:paragraph-rsid="0031e53e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32aee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6a647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53d6c" officeooo:paragraph-rsid="00353d6c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87cca" officeooo:paragraph-rsid="00387cca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0b8f" officeooo:paragraph-rsid="003c0b8f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eb76" officeooo:paragraph-rsid="003ceb76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e18ee" officeooo:paragraph-rsid="003e18ee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f1799" officeooo:paragraph-rsid="003f1799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19da1" officeooo:paragraph-rsid="00419da1" style:font-weight-asian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weight="normal" officeooo:rsid="00438d19" officeooo:paragraph-rsid="00438d19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58cd3" officeooo:paragraph-rsid="00458cd3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0a38" officeooo:paragraph-rsid="00460a38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7821" officeooo:paragraph-rsid="00467821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988e2" officeooo:paragraph-rsid="004988e2" style:font-weight-asian="normal" style:font-weight-complex="normal"/>
    </style:style>
    <style:style style:name="P48" style:family="paragraph" style:parent-style-name="Standard">
      <style:text-properties fo:font-weight="normal" officeooo:rsid="005bae67" officeooo:paragraph-rsid="005bae67" style:font-weight-asian="normal" style:font-weight-complex="normal"/>
    </style:style>
    <style:style style:name="P49" style:family="paragraph" style:parent-style-name="Standard">
      <style:text-properties fo:font-weight="normal" officeooo:rsid="005da59f" officeooo:paragraph-rsid="005da59f" style:font-weight-asian="normal" style:font-weight-complex="normal"/>
    </style:style>
    <style:style style:name="P50" style:family="paragraph" style:parent-style-name="Standard">
      <style:text-properties fo:font-weight="normal" officeooo:rsid="006129e0" officeooo:paragraph-rsid="006129e0" style:font-weight-asian="normal" style:font-weight-complex="normal"/>
    </style:style>
    <style:style style:name="P51" style:family="paragraph" style:parent-style-name="Standard">
      <style:text-properties fo:font-weight="normal" officeooo:rsid="0062f7f3" officeooo:paragraph-rsid="0062f7f3" style:font-weight-asian="normal" style:font-weight-complex="normal"/>
    </style:style>
    <style:style style:name="P52" style:family="paragraph" style:parent-style-name="Standard">
      <style:text-properties fo:font-weight="normal" officeooo:rsid="0065cefe" officeooo:paragraph-rsid="0065cefe" style:font-weight-asian="normal" style:font-weight-complex="normal"/>
    </style:style>
    <style:style style:name="P53" style:family="paragraph" style:parent-style-name="Standard">
      <style:text-properties fo:font-weight="normal" officeooo:rsid="00694826" officeooo:paragraph-rsid="00694826" style:font-weight-asian="normal" style:font-weight-complex="normal"/>
    </style:style>
    <style:style style:name="P54" style:family="paragraph" style:parent-style-name="Standard">
      <style:text-properties fo:font-weight="normal" officeooo:rsid="006aba64" officeooo:paragraph-rsid="006aba64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6cb3fe" officeooo:paragraph-rsid="006cb3fe" style:font-weight-asian="normal" style:font-weight-complex="normal"/>
    </style:style>
    <style:style style:name="P56" style:family="paragraph" style:parent-style-name="Standard">
      <style:text-properties fo:font-weight="normal" officeooo:rsid="006eb303" officeooo:paragraph-rsid="006eb303" style:font-weight-asian="normal" style:font-weight-complex="normal"/>
    </style:style>
    <style:style style:name="P57" style:family="paragraph" style:parent-style-name="Standard">
      <style:text-properties fo:font-weight="normal" officeooo:rsid="006eb303" officeooo:paragraph-rsid="00751ae0" style:font-weight-asian="normal" style:font-weight-complex="normal"/>
    </style:style>
    <style:style style:name="P58" style:family="paragraph" style:parent-style-name="Standard">
      <style:text-properties fo:font-weight="normal" officeooo:rsid="007166cd" officeooo:paragraph-rsid="007166cd" style:font-weight-asian="normal" style:font-weight-complex="normal"/>
    </style:style>
    <style:style style:name="P59" style:family="paragraph" style:parent-style-name="Standard">
      <style:text-properties fo:font-weight="normal" officeooo:rsid="00739b19" officeooo:paragraph-rsid="007690a6" style:font-weight-asian="normal" style:font-weight-complex="normal"/>
    </style:style>
    <style:style style:name="P60" style:family="paragraph" style:parent-style-name="Standard">
      <style:text-properties fo:font-weight="normal" officeooo:rsid="00751ae0" officeooo:paragraph-rsid="00751ae0" style:font-weight-asian="normal" style:font-weight-complex="normal"/>
    </style:style>
    <style:style style:name="P61" style:family="paragraph" style:parent-style-name="Standard">
      <style:text-properties fo:font-weight="normal" officeooo:rsid="007690a6" officeooo:paragraph-rsid="007690a6" style:font-weight-asian="normal" style:font-weight-complex="normal"/>
    </style:style>
    <style:style style:name="P62" style:family="paragraph" style:parent-style-name="Standard">
      <style:text-properties fo:font-weight="normal" officeooo:rsid="0078df66" officeooo:paragraph-rsid="0078df66" style:font-weight-asian="normal" style:font-weight-complex="normal"/>
    </style:style>
    <style:style style:name="P63" style:family="paragraph" style:parent-style-name="Standard">
      <style:text-properties fo:font-weight="normal" officeooo:rsid="007bc34d" officeooo:paragraph-rsid="007bc34d" style:font-weight-asian="normal" style:font-weight-complex="normal"/>
    </style:style>
    <style:style style:name="P64" style:family="paragraph" style:parent-style-name="Standard">
      <style:text-properties fo:font-weight="normal" officeooo:rsid="007bc34d" officeooo:paragraph-rsid="008e8704" style:font-weight-asian="normal" style:font-weight-complex="normal"/>
    </style:style>
    <style:style style:name="P65" style:family="paragraph" style:parent-style-name="Standard">
      <style:text-properties fo:font-weight="normal" officeooo:rsid="007dd5b3" officeooo:paragraph-rsid="007dd5b3" style:font-weight-asian="normal" style:font-weight-complex="normal"/>
    </style:style>
    <style:style style:name="P66" style:family="paragraph" style:parent-style-name="Standard">
      <style:text-properties fo:font-weight="normal" officeooo:rsid="007f7848" officeooo:paragraph-rsid="007f9b4a" style:font-weight-asian="normal" style:font-weight-complex="normal"/>
    </style:style>
    <style:style style:name="P67" style:family="paragraph" style:parent-style-name="Standard">
      <style:text-properties fo:font-weight="normal" officeooo:rsid="007f9b4a" officeooo:paragraph-rsid="007f9b4a" style:font-weight-asian="normal" style:font-weight-complex="normal"/>
    </style:style>
    <style:style style:name="P68" style:family="paragraph" style:parent-style-name="Standard">
      <style:text-properties fo:font-weight="normal" officeooo:rsid="0089c5bb" officeooo:paragraph-rsid="0089c5bb" style:font-weight-asian="normal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weight="normal" officeooo:rsid="008e8704" officeooo:paragraph-rsid="008e8704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8e9390" officeooo:paragraph-rsid="008e9390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6678d" officeooo:paragraph-rsid="0026678d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761ea" officeooo:paragraph-rsid="002761ea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a6678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c0de5"/>
    </style:style>
    <style:style style:name="P75" style:family="paragraph" style:parent-style-name="Normal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85c781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0de5" officeooo:paragraph-rsid="002c0de5"/>
    </style:style>
    <style:style style:name="P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ebf5" officeooo:paragraph-rsid="002cebf5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d94d1" officeooo:paragraph-rsid="002d94d1"/>
    </style:style>
    <style:style style:name="P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9c0e2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b8411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ccff2" officeooo:paragraph-rsid="004ccff2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d9493" officeooo:paragraph-rsid="004d9493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f449b" officeooo:paragraph-rsid="004f449b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23576" officeooo:paragraph-rsid="00523576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3d339" style:font-weight-asian="normal" style:font-weight-complex="normal"/>
    </style:style>
    <style:style style:name="P88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82394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d339" officeooo:paragraph-rsid="0053d339" style:font-weight-asian="normal" style:font-weight-complex="normal"/>
    </style:style>
    <style:style style:name="P90" style:family="paragraph" style:parent-style-name="Standard">
      <style:text-properties fo:language="en" fo:country="US" fo:font-weight="normal" officeooo:rsid="00633aef" officeooo:paragraph-rsid="00633aef" style:font-weight-asian="normal" style:font-weight-complex="normal"/>
    </style:style>
    <style:style style:name="P91" style:family="paragraph" style:parent-style-name="Standard">
      <style:text-properties fo:language="en" fo:country="US" fo:font-weight="normal" officeooo:rsid="006a4bfc" officeooo:paragraph-rsid="006a4bfc" style:font-weight-asian="normal" style:font-weight-complex="normal"/>
    </style:style>
    <style:style style:name="P92" style:family="paragraph" style:parent-style-name="Standard">
      <style:text-properties fo:language="en" fo:country="US" fo:font-weight="normal" officeooo:rsid="007dd5b3" officeooo:paragraph-rsid="007dd5b3" style:font-weight-asian="normal" style:font-weight-complex="normal"/>
    </style:style>
    <style:style style:name="P93" style:family="paragraph" style:parent-style-name="Standard">
      <style:text-properties fo:language="en" fo:country="US" fo:font-weight="normal" officeooo:rsid="007f7848" officeooo:paragraph-rsid="007f7848" style:font-weight-asian="normal" style:font-weight-complex="normal"/>
    </style:style>
    <style:style style:name="P94" style:family="paragraph" style:parent-style-name="Standard">
      <style:text-properties fo:language="en" fo:country="US" fo:font-weight="normal" officeooo:rsid="007f7848" officeooo:paragraph-rsid="007f9b4a" style:font-weight-asian="normal" style:font-weight-complex="normal"/>
    </style:style>
    <style:style style:name="P95" style:family="paragraph" style:parent-style-name="Standard">
      <style:text-properties fo:language="en" fo:country="US" fo:font-weight="normal" officeooo:rsid="007f9b4a" officeooo:paragraph-rsid="007f9b4a" style:font-weight-asian="normal" style:font-weight-complex="normal"/>
    </style:style>
    <style:style style:name="P96" style:family="paragraph" style:parent-style-name="Standard">
      <style:text-properties fo:language="en" fo:country="US" fo:font-weight="bold" officeooo:rsid="007bafdf" officeooo:paragraph-rsid="007bafdf" style:font-weight-asian="bold" style:font-weight-complex="bold"/>
    </style:style>
    <style:style style:name="P97" style:family="paragraph" style:parent-style-name="Standard">
      <style:text-properties fo:language="en" fo:country="US" fo:font-weight="bold" officeooo:rsid="007bc34d" officeooo:paragraph-rsid="007bc34d" style:font-weight-asian="bold" style:font-weight-complex="bold"/>
    </style:style>
    <style:style style:name="P98" style:family="paragraph" style:parent-style-name="Standard">
      <style:text-properties fo:language="en" fo:country="US" fo:font-weight="bold" officeooo:rsid="008e8704" officeooo:paragraph-rsid="008e8704" style:font-weight-asian="bold" style:font-weight-complex="bold"/>
    </style:style>
    <style:style style:name="P99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07ffa5f"/>
    </style:style>
    <style:style style:name="P100" style:family="paragraph" style:parent-style-name="Standard">
      <style:text-properties fo:language="en" fo:country="US" officeooo:rsid="008fc249" officeooo:paragraph-rsid="008fc249"/>
    </style:style>
    <style:style style:name="P101" style:family="paragraph" style:parent-style-name="Standard">
      <style:text-properties officeooo:rsid="00277b40" officeooo:paragraph-rsid="00277b40"/>
    </style:style>
    <style:style style:name="P102" style:family="paragraph" style:parent-style-name="Standard">
      <style:text-properties officeooo:rsid="002902ff" officeooo:paragraph-rsid="002902ff"/>
    </style:style>
    <style:style style:name="P1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706c" officeooo:paragraph-rsid="002f706c"/>
    </style:style>
    <style:style style:name="P1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d7d2" officeooo:paragraph-rsid="002fd7d2"/>
    </style:style>
    <style:style style:name="P105" style:family="paragraph" style:parent-style-name="Standard">
      <style:text-properties officeooo:rsid="0039d2a4" officeooo:paragraph-rsid="0039d2a4"/>
    </style:style>
    <style:style style:name="P106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color="#c9211e" loext:opacity="100%" fo:language="en" fo:country="US" fo:font-weight="normal" officeooo:rsid="00582394" officeooo:paragraph-rsid="00582394" style:font-weight-asian="normal" style:font-weight-complex="normal"/>
    </style:style>
    <style:style style:name="P107" style:family="paragraph" style:parent-style-name="Standard">
      <style:text-properties fo:color="#c9211e" loext:opacity="100%" fo:font-weight="bold" officeooo:rsid="0079a805" officeooo:paragraph-rsid="0079a805" style:font-weight-asian="bold" style:font-weight-complex="bold"/>
    </style:style>
    <style:style style:name="P1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55b12f" officeooo:paragraph-rsid="0055b12f" style:font-weight-asian="normal" style:font-weight-complex="normal"/>
    </style:style>
    <style:style style:name="P1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7967e" officeooo:paragraph-rsid="0067967e"/>
    </style:style>
    <style:style style:name="P110" style:family="paragraph" style:parent-style-name="Standard">
      <style:text-properties officeooo:rsid="00739b19" officeooo:paragraph-rsid="00739b19"/>
    </style:style>
    <style:style style:name="P111" style:family="paragraph" style:parent-style-name="Standard">
      <style:text-properties officeooo:rsid="007bafdf" officeooo:paragraph-rsid="007bafdf"/>
    </style:style>
    <style:style style:name="P112" style:family="paragraph" style:parent-style-name="Text_20_body">
      <style:paragraph-properties fo:margin-top="0in" fo:margin-bottom="0.0181in" style:contextual-spacing="false" fo:line-height="100%"/>
      <style:text-properties officeooo:rsid="007ffa5f" officeooo:paragraph-rsid="007ffa5f"/>
    </style:style>
    <style:style style:name="P113" style:family="paragraph" style:parent-style-name="Normal">
      <style:text-properties officeooo:paragraph-rsid="0085c781" style:font-name-asian="Calibri" style:font-name-complex="Calibri"/>
    </style:style>
    <style:style style:name="P114" style:family="paragraph" style:parent-style-name="Normal">
      <style:text-properties officeooo:paragraph-rsid="0085c781"/>
    </style:style>
    <style:style style:name="P115" style:family="paragraph" style:parent-style-name="Standard">
      <style:text-properties officeooo:rsid="0086bf69" officeooo:paragraph-rsid="0086bf69"/>
    </style:style>
    <style:style style:name="P116" style:family="paragraph" style:parent-style-name="Normal">
      <style:text-properties officeooo:paragraph-rsid="0089c5bb"/>
    </style:style>
    <style:style style:name="P117" style:family="paragraph" style:parent-style-name="Normal">
      <style:text-properties officeooo:paragraph-rsid="0089ffad"/>
    </style:style>
    <style:style style:name="P118" style:family="paragraph" style:parent-style-name="Normal">
      <style:text-properties officeooo:paragraph-rsid="008d8c1a"/>
    </style:style>
    <style:style style:name="P119" style:family="paragraph" style:parent-style-name="Normal">
      <style:text-properties officeooo:paragraph-rsid="00904435"/>
    </style:style>
    <style:style style:name="P120" style:family="paragraph" style:parent-style-name="Normal">
      <style:text-properties officeooo:paragraph-rsid="00913dd0"/>
    </style:style>
    <style:style style:name="P121" style:family="paragraph" style:parent-style-name="Normal">
      <style:text-properties officeooo:paragraph-rsid="00920c38"/>
    </style:style>
    <style:style style:name="P122" style:family="paragraph" style:parent-style-name="Normal" style:master-page-name="">
      <style:paragraph-properties style:page-number="auto"/>
      <style:text-properties officeooo:paragraph-rsid="00920c38"/>
    </style:style>
    <style:style style:name="P123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920c3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4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5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6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4f5a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7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861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a5b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9" style:family="paragraph" style:parent-style-name="Normal">
      <style:text-properties officeooo:paragraph-rsid="0093ef6f"/>
    </style:style>
    <style:style style:name="P130" style:family="paragraph" style:parent-style-name="Normal">
      <style:text-properties officeooo:paragraph-rsid="0094f5a5"/>
    </style:style>
    <style:style style:name="P131" style:family="paragraph" style:parent-style-name="Standard">
      <style:text-properties officeooo:rsid="001b0b7d" officeooo:paragraph-rsid="001b0b7d"/>
    </style:style>
    <style:style style:name="P132" style:family="paragraph" style:parent-style-name="Normal">
      <style:text-properties officeooo:paragraph-rsid="0098616e"/>
    </style:style>
    <style:style style:name="P133" style:family="paragraph" style:parent-style-name="Heading_20_1">
      <style:text-properties officeooo:paragraph-rsid="0047059d"/>
    </style:style>
    <style:style style:name="P134" style:family="paragraph" style:parent-style-name="Heading_20_2">
      <style:text-properties officeooo:paragraph-rsid="007ffa5f"/>
    </style:style>
    <style:style style:name="P135" style:family="paragraph" style:parent-style-name="Standard">
      <style:text-properties fo:language="en" fo:country="US" fo:font-weight="normal" officeooo:rsid="007dd5b3" officeooo:paragraph-rsid="007dd5b3" style:font-weight-asian="normal" style:font-weight-complex="normal"/>
    </style:style>
    <style:style style:name="T1" style:family="text">
      <style:text-properties officeooo:rsid="00071684"/>
    </style:style>
    <style:style style:name="T2" style:family="text">
      <style:text-properties fo:color="#c9211e" loext:opacity="100%" officeooo:rsid="00071684"/>
    </style:style>
    <style:style style:name="T3" style:family="text">
      <style:text-properties fo:color="#c9211e" loext:opacity="100%" officeooo:rsid="0019b580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officeooo:rsid="00224a2c"/>
    </style:style>
    <style:style style:name="T6" style:family="text">
      <style:text-properties fo:color="#c9211e" loext:opacity="100%" officeooo:rsid="0033b3e1"/>
    </style:style>
    <style:style style:name="T7" style:family="text">
      <style:text-properties fo:color="#c9211e" loext:opacity="100%" officeooo:rsid="0053d339"/>
    </style:style>
    <style:style style:name="T8" style:family="text">
      <style:text-properties fo:color="#c9211e" loext:opacity="100%" fo:language="en" fo:country="US" fo:font-weight="bold" officeooo:rsid="008287eb" style:font-weight-asian="bold" style:font-weight-complex="bold"/>
    </style:style>
    <style:style style:name="T9" style:family="text">
      <style:text-properties fo:color="#c9211e" loext:opacity="100%" officeooo:rsid="008b4893"/>
    </style:style>
    <style:style style:name="T10" style:family="text">
      <style:text-properties officeooo:rsid="00088c70"/>
    </style:style>
    <style:style style:name="T11" style:family="text">
      <style:text-properties officeooo:rsid="000bc0fa"/>
    </style:style>
    <style:style style:name="T12" style:family="text">
      <style:text-properties officeooo:rsid="000cc3c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7c9af" style:font-weight-asian="bold" style:font-weight-complex="bold"/>
    </style:style>
    <style:style style:name="T15" style:family="text">
      <style:text-properties fo:font-weight="bold" officeooo:rsid="001bf6ca" style:font-weight-asian="bold" style:font-weight-complex="bold"/>
    </style:style>
    <style:style style:name="T16" style:family="text">
      <style:text-properties fo:font-weight="bold" officeooo:rsid="0026678d" style:font-weight-asian="bold" style:font-weight-complex="bold"/>
    </style:style>
    <style:style style:name="T17" style:family="text">
      <style:text-properties fo:font-weight="bold" officeooo:rsid="0031e53e" style:font-weight-asian="bold" style:font-weight-complex="bold"/>
    </style:style>
    <style:style style:name="T18" style:family="text">
      <style:text-properties fo:font-weight="bold" officeooo:rsid="0036a647" style:font-weight-asian="bold" style:font-weight-complex="bold"/>
    </style:style>
    <style:style style:name="T19" style:family="text">
      <style:text-properties fo:font-weight="bold" officeooo:rsid="00467821" style:font-weight-asian="bold" style:font-weight-complex="bold"/>
    </style:style>
    <style:style style:name="T20" style:family="text">
      <style:text-properties fo:font-weight="bold" officeooo:rsid="004b8411" style:font-weight-asian="bold" style:font-weight-complex="bold"/>
    </style:style>
    <style:style style:name="T21" style:family="text">
      <style:text-properties fo:font-weight="bold" officeooo:rsid="004ccff2" style:font-weight-asian="bold" style:font-weight-complex="bold"/>
    </style:style>
    <style:style style:name="T22" style:family="text">
      <style:text-properties fo:font-weight="bold" officeooo:rsid="00523576" style:font-weight-asian="bold" style:font-weight-complex="bold"/>
    </style:style>
    <style:style style:name="T23" style:family="text">
      <style:text-properties fo:font-weight="bold" officeooo:rsid="00582394" style:font-weight-asian="bold" style:font-weight-complex="bold"/>
    </style:style>
    <style:style style:name="T24" style:family="text">
      <style:text-properties fo:font-weight="bold" officeooo:rsid="0059afb5" style:font-weight-asian="bold" style:font-weight-complex="bold"/>
    </style:style>
    <style:style style:name="T25" style:family="text">
      <style:text-properties fo:font-weight="bold" officeooo:rsid="006d0aae" style:font-weight-asian="bold" style:font-weight-complex="bold"/>
    </style:style>
    <style:style style:name="T26" style:family="text">
      <style:text-properties fo:font-weight="bold" officeooo:rsid="00705081" style:font-weight-asian="bold" style:font-weight-complex="bold"/>
    </style:style>
    <style:style style:name="T27" style:family="text">
      <style:text-properties fo:font-weight="bold" officeooo:rsid="0078df66" style:font-weight-asian="bold" style:font-weight-complex="bold"/>
    </style:style>
    <style:style style:name="T28" style:family="text">
      <style:text-properties fo:font-weight="bold" officeooo:rsid="0089ffad" style:font-weight-asian="bold" style:font-weight-complex="bold"/>
    </style:style>
    <style:style style:name="T29" style:family="text">
      <style:text-properties fo:font-weight="bold" officeooo:rsid="00913dd0" style:font-weight-asian="bold" style:font-weight-complex="bold"/>
    </style:style>
    <style:style style:name="T30" style:family="text">
      <style:text-properties fo:font-weight="bold" officeooo:rsid="0098616e" style:font-weight-asian="bold" style:font-weight-complex="bold"/>
    </style:style>
    <style:style style:name="T31" style:family="text">
      <style:text-properties fo:font-weight="bold" style:font-name-asian="Calibri" style:font-weight-asian="bold" style:font-name-complex="Calibri"/>
    </style:style>
    <style:style style:name="T32" style:family="text">
      <style:text-properties fo:font-weight="bold" officeooo:rsid="0089c5bb" style:font-name-asian="Calibri" style:font-weight-asian="bold" style:font-name-complex="Calibri" style:font-weight-complex="bold"/>
    </style:style>
    <style:style style:name="T33" style:family="text">
      <style:text-properties fo:font-weight="bold" officeooo:rsid="0089ffad" style:font-name-asian="Calibri" style:font-weight-asian="bold" style:font-name-complex="Calibri" style:font-weight-complex="bold"/>
    </style:style>
    <style:style style:name="T34" style:family="text">
      <style:text-properties officeooo:rsid="000e8785"/>
    </style:style>
    <style:style style:name="T35" style:family="text">
      <style:text-properties officeooo:rsid="00112b3c"/>
    </style:style>
    <style:style style:name="T36" style:family="text">
      <style:text-properties officeooo:rsid="001262ff"/>
    </style:style>
    <style:style style:name="T37" style:family="text">
      <style:text-properties officeooo:rsid="0013cd08"/>
    </style:style>
    <style:style style:name="T38" style:family="text">
      <style:text-properties officeooo:rsid="00170cfa"/>
    </style:style>
    <style:style style:name="T39" style:family="text">
      <style:text-properties officeooo:rsid="0017c9af"/>
    </style:style>
    <style:style style:name="T40" style:family="text">
      <style:text-properties officeooo:rsid="001bf6ca"/>
    </style:style>
    <style:style style:name="T41" style:family="text">
      <style:text-properties officeooo:rsid="001c238d"/>
    </style:style>
    <style:style style:name="T42" style:family="text">
      <style:text-properties officeooo:rsid="001cfcd5"/>
    </style:style>
    <style:style style:name="T43" style:family="text">
      <style:text-properties officeooo:rsid="00224a2c"/>
    </style:style>
    <style:style style:name="T44" style:family="text">
      <style:text-properties fo:language="uk" fo:country="UA"/>
    </style:style>
    <style:style style:name="T45" style:family="text">
      <style:text-properties fo:language="uk" fo:country="UA" officeooo:rsid="00234b8f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234b8f"/>
    </style:style>
    <style:style style:name="T48" style:family="text">
      <style:text-properties fo:language="en" fo:country="US" fo:font-weight="bold" style:font-weight-asian="bold" style:font-weight-complex="bold"/>
    </style:style>
    <style:style style:name="T49" style:family="text">
      <style:text-properties fo:language="en" fo:country="US" fo:font-weight="bold" officeooo:rsid="007f9b4a" style:font-weight-asian="bold" style:font-weight-complex="bold"/>
    </style:style>
    <style:style style:name="T50" style:family="text">
      <style:text-properties fo:language="en" fo:country="US" fo:font-weight="bold" officeooo:rsid="009a5be8" style:font-weight-asian="bold" style:font-weight-complex="bold"/>
    </style:style>
    <style:style style:name="T51" style:family="text">
      <style:text-properties fo:language="en" fo:country="US" officeooo:rsid="008e9390"/>
    </style:style>
    <style:style style:name="T52" style:family="text">
      <style:text-properties fo:language="en" fo:country="US" fo:font-weight="normal" officeooo:rsid="009a5be8" style:font-weight-asian="normal" style:font-weight-complex="normal"/>
    </style:style>
    <style:style style:name="T53" style:family="text">
      <style:text-properties officeooo:rsid="00235c7e"/>
    </style:style>
    <style:style style:name="T54" style:family="text">
      <style:text-properties officeooo:rsid="00238c17"/>
    </style:style>
    <style:style style:name="T55" style:family="text">
      <style:text-properties officeooo:rsid="0026678d"/>
    </style:style>
    <style:style style:name="T56" style:family="text">
      <style:text-properties officeooo:rsid="002d94d1"/>
    </style:style>
    <style:style style:name="T57" style:family="text">
      <style:text-properties officeooo:rsid="0031e53e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5bae67" style:font-weight-asian="normal" style:font-weight-complex="normal"/>
    </style:style>
    <style:style style:name="T60" style:family="text">
      <style:text-properties fo:font-weight="normal" officeooo:rsid="00751ae0" style:font-weight-asian="normal" style:font-weight-complex="normal"/>
    </style:style>
    <style:style style:name="T61" style:family="text">
      <style:text-properties officeooo:rsid="0033b3e1"/>
    </style:style>
    <style:style style:name="T62" style:family="text">
      <style:text-properties officeooo:rsid="00353d6c"/>
    </style:style>
    <style:style style:name="T63" style:family="text">
      <style:text-properties officeooo:rsid="0036a647"/>
    </style:style>
    <style:style style:name="T64" style:family="text">
      <style:text-properties officeooo:rsid="0039d2a4"/>
    </style:style>
    <style:style style:name="T65" style:family="text">
      <style:text-properties officeooo:rsid="003e18ee"/>
    </style:style>
    <style:style style:name="T66" style:family="text">
      <style:text-properties officeooo:rsid="003f1799"/>
    </style:style>
    <style:style style:name="T67" style:family="text">
      <style:text-properties officeooo:rsid="004097e5"/>
    </style:style>
    <style:style style:name="T68" style:family="text">
      <style:text-properties officeooo:rsid="0041018c"/>
    </style:style>
    <style:style style:name="T69" style:family="text">
      <style:text-properties officeooo:rsid="00414e82"/>
    </style:style>
    <style:style style:name="T70" style:family="text">
      <style:text-properties officeooo:rsid="00419da1"/>
    </style:style>
    <style:style style:name="T71" style:family="text">
      <style:text-properties officeooo:rsid="00467821"/>
    </style:style>
    <style:style style:name="T72" style:family="text">
      <style:text-properties officeooo:rsid="0047059d"/>
    </style:style>
    <style:style style:name="T73" style:family="text">
      <style:text-properties officeooo:rsid="0047c4a8"/>
    </style:style>
    <style:style style:name="T74" style:family="text">
      <style:text-properties officeooo:rsid="004b8411"/>
    </style:style>
    <style:style style:name="T75" style:family="text">
      <style:text-properties officeooo:rsid="004ccff2"/>
    </style:style>
    <style:style style:name="T76" style:family="text">
      <style:text-properties officeooo:rsid="004f449b"/>
    </style:style>
    <style:style style:name="T77" style:family="text">
      <style:text-properties officeooo:rsid="00511592"/>
    </style:style>
    <style:style style:name="T78" style:family="text">
      <style:text-properties officeooo:rsid="00523576"/>
    </style:style>
    <style:style style:name="T79" style:family="text">
      <style:text-properties officeooo:rsid="0053d339"/>
    </style:style>
    <style:style style:name="T80" style:family="text">
      <style:text-properties officeooo:rsid="0056827d"/>
    </style:style>
    <style:style style:name="T81" style:family="text">
      <style:text-properties officeooo:rsid="00582394"/>
    </style:style>
    <style:style style:name="T82" style:family="text">
      <style:text-properties officeooo:rsid="0059afb5"/>
    </style:style>
    <style:style style:name="T83" style:family="text">
      <style:text-properties officeooo:rsid="005da59f"/>
    </style:style>
    <style:style style:name="T84" style:family="text">
      <style:text-properties officeooo:rsid="005f9d7f"/>
    </style:style>
    <style:style style:name="T85" style:family="text">
      <style:text-properties officeooo:rsid="00652bf5"/>
    </style:style>
    <style:style style:name="T86" style:family="text">
      <style:text-properties officeooo:rsid="0065cefe"/>
    </style:style>
    <style:style style:name="T87" style:family="text">
      <style:text-properties officeooo:rsid="006d0aae"/>
    </style:style>
    <style:style style:name="T88" style:family="text">
      <style:text-properties officeooo:rsid="00705081"/>
    </style:style>
    <style:style style:name="T89" style:family="text">
      <style:text-properties officeooo:rsid="007690a6"/>
    </style:style>
    <style:style style:name="T90" style:family="text">
      <style:text-properties officeooo:rsid="0078df66"/>
    </style:style>
    <style:style style:name="T91" style:family="text">
      <style:text-properties officeooo:rsid="007bafdf"/>
    </style:style>
    <style:style style:name="T92" style:family="text">
      <style:text-properties officeooo:rsid="007ffa5f"/>
    </style:style>
    <style:style style:name="T93" style:family="text">
      <style:text-properties officeooo:rsid="008309a1"/>
    </style:style>
    <style:style style:name="T94" style:family="text">
      <style:text-properties officeooo:rsid="00846496"/>
    </style:style>
    <style:style style:name="T95" style:family="text">
      <style:text-properties officeooo:rsid="0084f005"/>
    </style:style>
    <style:style style:name="T96" style:family="text">
      <style:text-properties style:font-name="Liberation Serif" fo:font-size="16pt" fo:font-weight="bold" style:font-name-asian="Liberation Serif" style:font-size-asian="16pt" style:font-weight-asian="bold" style:font-name-complex="Liberation Serif"/>
    </style:style>
    <style:style style:name="T97" style:family="text">
      <style:text-properties style:font-name-asian="Calibri" style:font-name-complex="Calibri"/>
    </style:style>
    <style:style style:name="T98" style:family="text">
      <style:text-properties officeooo:rsid="0089c5bb" style:font-name-asian="Calibri" style:font-name-complex="Calibri"/>
    </style:style>
    <style:style style:name="T99" style:family="text">
      <style:text-properties officeooo:rsid="0089ffad" style:font-name-asian="Calibri" style:font-name-complex="Calibri"/>
    </style:style>
    <style:style style:name="T100" style:family="text">
      <style:text-properties officeooo:rsid="008b4893" style:font-name-asian="Calibri" style:font-name-complex="Calibri"/>
    </style:style>
    <style:style style:name="T101" style:family="text">
      <style:text-properties fo:font-size="14pt" fo:font-weight="bold" style:font-name-asian="Calibri" style:font-size-asian="14pt" style:font-weight-asian="bold" style:font-name-complex="Calibri"/>
    </style:style>
    <style:style style:name="T102" style:family="text">
      <style:text-properties officeooo:rsid="0086bf69"/>
    </style:style>
    <style:style style:name="T103" style:family="text">
      <style:text-properties officeooo:rsid="0089ffad"/>
    </style:style>
    <style:style style:name="T104" style:family="text">
      <style:text-properties officeooo:rsid="008b4893"/>
    </style:style>
    <style:style style:name="T105" style:family="text">
      <style:text-properties officeooo:rsid="008d8c1a"/>
    </style:style>
    <style:style style:name="T106" style:family="text">
      <style:text-properties officeooo:rsid="00904435"/>
    </style:style>
    <style:style style:name="T107" style:family="text">
      <style:text-properties officeooo:rsid="00913dd0"/>
    </style:style>
    <style:style style:name="T108" style:family="text">
      <style:text-properties officeooo:rsid="00920c38"/>
    </style:style>
    <style:style style:name="T109" style:family="text">
      <style:text-properties officeooo:rsid="00927d14"/>
    </style:style>
    <style:style style:name="T110" style:family="text">
      <style:text-properties officeooo:rsid="0093ef6f"/>
    </style:style>
    <style:style style:name="T111" style:family="text">
      <style:text-properties officeooo:rsid="0094f5a5"/>
    </style:style>
    <style:style style:name="T112" style:family="text">
      <style:text-properties officeooo:rsid="0095c643"/>
    </style:style>
    <style:style style:name="T113" style:family="text">
      <style:text-properties officeooo:rsid="0096dc90"/>
    </style:style>
    <style:style style:name="T114" style:family="text">
      <style:text-properties officeooo:rsid="0098616e"/>
    </style:style>
    <style:style style:name="T115" style:family="text">
      <style:text-properties officeooo:rsid="009b40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g – uses ICMP protocol</text:p>
      <text:p text:style-name="P1">host {hostname}</text:p>
      <text:p text:style-name="P1">whois, dig</text:p>
      <text:p text:style-name="P2">MTU – max. transmission unit, how data can be transferred in 1 packet.</text:p>
      <text:p text:style-name="P2">Ethernet’s MTU is 1500 bytes. <text:span text:style-name="T1">The is a </text:span><text:span text:style-name="T2">jumbo frame??</text:span><text:span text:style-name="T1"> which may transfer up to 9000 – </text:span><text:span text:style-name="T10">some equipment does not support them.</text:span></text:p>
      <text:p text:style-name="P3">TCP for IP4 may transfer packets with 2^16 bytes.</text:p>
      <text:p text:style-name="P3">TCP for IPv6 may transfer 4G bytes in packet(but default is still 2^16 for comp.)</text:p>
      <text:p text:style-name="P9"/>
      <text:p text:style-name="P10">curl vs wget??</text:p>
      <text:p text:style-name="P101">File /etc/passwd??</text:p>
      <text:p text:style-name="P102">If default shell of a user is /usr/sbin/nologin, then a user can not login</text:p>
      <text:p text:style-name="P102"><text:span text:style-name="T72">File </text:span>/<text:span text:style-name="T72">etc/ssh/sshd_config has property: AllowUsers user1 user2 user3</text:span></text:p>
      <text:p text:style-name="P102"><text:tab/><text:span text:style-name="T73">Also has prop: AllowGroups group1 group2</text:span></text:p>
      <text:p text:style-name="P102"/>
      <text:p text:style-name="P110">You should have “execute” permission on a dir. to be able to see what is inside.</text:p>
      <text:p text:style-name="P110"/>
      <text:p text:style-name="P107">List env. vars?? <text:span text:style-name="T93">curl?? networking?? </text:span><text:span text:style-name="T94">tar zip?? logs</text:span></text:p>
      <text:h text:style-name="P133" text:outline-level="1">Misc commands</text:h>
      <text:p text:style-name="P24">Get default shell of a user:</text:p>
      <text:p text:style-name="P24"><text:tab/>echo $SHELL</text:p>
      <text:p text:style-name="P131"><text:tab/>echo $0 # actually this is 0-th arg., inside .sh-file it gives path to .sh-file</text:p>
      <text:p text:style-name="P131"/>
      <text:p text:style-name="P100">Current distro name – see file <text:span text:style-name="T13">/etc/os-release</text:span></text:p>
      <text:p text:style-name="P105"/>
      <text:p text:style-name="P96">Set default editor, shell, etc</text:p>
      <text:p text:style-name="P105"><text:span text:style-name="T91">Interactively choose app.(“editor” is like category): </text:span>update-alternatives --config editor</text:p>
      <text:p text:style-name="P111">List categories: <text:s/><text:span text:style-name="T64">update-alternatives --</text:span>get-selections</text:p>
      <text:p text:style-name="P111">See alternatives for category: <text:s/><text:span text:style-name="T64">update-alternatives --</text:span>list editor</text:p>
      <text:p text:style-name="P105"/>
      <text:p text:style-name="P20">Get RAM usage</text:p>
      <text:p text:style-name="P115"><text:span text:style-name="T13">htop</text:span> is not always installed, so use <text:span text:style-name="T13">free -m</text:span></text:p>
      <text:p text:style-name="P105">-<text:span text:style-name="T102">m means “show in Mbytes”. “available” column is actually un-allocated memory, NOT “free”.</text:span></text:p>
      <text:p text:style-name="P115"><text:span text:style-name="T13">Swap</text:span> is max disk space to be used as RAM if real RAM is over.</text:p>
      <text:p text:style-name="P105"/>
      <text:p text:style-name="P105"><text:span text:style-name="T13">Count words</text:span>/lines : <text:span text:style-name="T13">wc</text:span> <text:span text:style-name="T85">file.txt</text:span> / wc -l <text:span text:style-name="T85">file.txt</text:span></text:p>
      <text:p text:style-name="P105"/>
      <text:p text:style-name="P17">grep</text:p>
      <text:p text:style-name="P16"><text:span text:style-name="T60">Search “some-text” in file: </text:span><text:span text:style-name="T58">grep</text:span> “<text:span text:style-name="T58">s</text:span><text:span text:style-name="T59">ome</text:span><text:span text:style-name="T58">-text” /input/file</text:span></text:p>
      <text:p text:style-name="P51">May work without “” if no spaces.</text:p>
      <text:p text:style-name="P16"><text:span text:style-name="T58">Case <text:s/>sensitive. For </text:span>case insentitive<text:span text:style-name="T58"> add -i</text:span></text:p>
      <text:p text:style-name="P48">To <text:span text:style-name="T13">show lines</text:span> add -n</text:p>
      <text:p text:style-name="P48"><text:span text:style-name="T83">S</text:span>each <text:span text:style-name="T13">in all files</text:span> in current dir: grep some-text <text:span text:style-name="T13">*</text:span></text:p>
      <text:p text:style-name="P49"><text:span text:style-name="T13">Search </text:span>everywhere<text:span text:style-name="T13"> recursively</text:span><text:span text:style-name="T86">(-R to follow links)</text:span>: grep <text:span text:style-name="T13">-r</text:span> some-text /<text:span text:style-name="T84">start</text:span>/dir</text:p>
      <text:p text:style-name="P90">To show only file names: grep <text:span text:style-name="T13">-l</text:span> … /start/dir</text:p>
      <text:p text:style-name="P50"><text:span text:style-name="T13">Stop if found 20</text:span> matches: grep -m 20 …</text:p>
      <text:p text:style-name="P51">Search <text:span text:style-name="T13">word</text:span>: grep -w “word” …</text:p>
      <text:p text:style-name="P52"><text:soft-page-break/>Search <text:span text:style-name="T13">several</text:span>: grep -e “opt1” -e “opt2” -e “opt3” input.txt</text:p>
      <text:p text:style-name="P68">Show lines <text:span text:style-name="T13">above(-A)/below(-B)/around(-C)</text:span> match: grep -A 2 -B 3 ‘some text’ input.txt</text:p>
      <text:p text:style-name="P58"><text:span text:style-name="T13">Excluding</text:span>: grep -v “don’t be shown” input.txt </text:p>
      <text:p text:style-name="P52"/>
      <text:p text:style-name="P18">chmod</text:p>
      <text:p text:style-name="P53">Apply <text:span text:style-name="T13">to dir</text:span> &amp; <text:span text:style-name="T13">all inside</text:span> recursively: chmod -R 777 /some/dir</text:p>
      <text:p text:style-name="P91">Apply <text:span text:style-name="T13">only to all inside</text:span> recursively(<text:span text:style-name="T13">not to dir</text:span>): chmod 777 /some/dir</text:p>
      <text:p text:style-name="P91">Valid variant: chmod o+rw /some/dir</text:p>
      <text:p text:style-name="P53"/>
      <text:p text:style-name="P54">Change <text:span text:style-name="T13">only group</text:span>: <text:span text:style-name="T13">chown</text:span> :group1 file.txt</text:p>
      <text:p text:style-name="P54"/>
      <text:p text:style-name="P57"><text:span text:style-name="T13">Attributes of file</text:span>.</text:p>
      <text:p text:style-name="P57">File has not only permissions but also attributes</text:p>
      <text:p text:style-name="P56">List attributes: <text:span text:style-name="T13">lsattr</text:span> file.txt</text:p>
      <text:p text:style-name="P56"><text:span text:style-name="T88">Add and remove</text:span> attributes: <text:span text:style-name="T13">chattr</text:span> <text:span text:style-name="T88">+</text:span>i <text:span text:style-name="T88">file.txt </text:span><text:span text:style-name="T26">and</text:span><text:span text:style-name="T88"> chattr -i file.txt</text:span></text:p>
      <text:p text:style-name="P60"><text:span text:style-name="T13">Truncate</text:span> a file to a certain size: <text:span text:style-name="T13">truncate</text:span> -<text:span text:style-name="T89">s 1K file.txt</text:span></text:p>
      <text:p text:style-name="P56"/>
      <text:p text:style-name="P19">find</text:p>
      <text:p text:style-name="P61">find /starting/point ...</text:p>
      <text:p text:style-name="P61">by name<text:span text:style-name="T90">(</text:span><text:span text:style-name="T27">case sensitive</text:span><text:span text:style-name="T90">)</text:span>, allows *: -name “file.txt”</text:p>
      <text:p text:style-name="P62">by name(case insensitive): -iname “...”</text:p>
      <text:p text:style-name="P61">by type, file/dir: -type f/d</text:p>
      <text:p text:style-name="P62">by size(grater/smaller, 1k is not exact value – seem that ‘size on disk’): -size +/-1k</text:p>
      <text:p text:style-name="P62">limit depth(0 – only in /starting/point): -maxdepth 1</text:p>
      <text:p text:style-name="P61">execute with each found; {} subst. result item; + is mandatory end of a command, <text:span text:style-name="T90">alternative ending <text:tab/>is “\;”(not quoted)</text:span>: -exec echo {} +</text:p>
      <text:p text:style-name="P59"/>
      <text:p text:style-name="P97">head/tail</text:p>
      <text:p text:style-name="P63">Show first/last 10 lines in file: <text:span text:style-name="T46">head/tail file.txt</text:span></text:p>
      <text:p text:style-name="P63"><text:span text:style-name="T46">Both have option </text:span><text:span text:style-name="T48">-n 20</text:span><text:span text:style-name="T46"> to show 20 lines. tail has option </text:span><text:span text:style-name="T48">-f</text:span><text:span text:style-name="T46"> to refresh automatically.</text:span></text:p>
      <text:p text:style-name="P63"><text:span text:style-name="T46"/></text:p>
      <text:p text:style-name="P98">Hard/soft links</text:p>
      <text:p text:style-name="P69"><text:span text:style-name="T48">Hard-link</text:span><text:span text:style-name="T46"> is another reference to inode(structure of file system). If hrd-file.txt is a link to file.txt; then file.txt is removed – hrd-file.txt is still valid, content is NOT removed from file system. </text:span><text:span text:style-name="T51">So hard link is like another ‘entrance’ to a file. Hard links to dirs are not allowed.</text:span></text:p>
      <text:p text:style-name="P69"><text:span text:style-name="T48">Soft-link</text:span><text:span text:style-name="T46"> references a file </text:span><text:span text:style-name="T48">or dir</text:span><text:span text:style-name="T51">(not inode)</text:span><text:span text:style-name="T46">. </text:span><text:span text:style-name="T51">If referenced file is removed – link is not valid.</text:span></text:p>
      <text:p text:style-name="P70"><text:span text:style-name="T46">Create hard link: </text:span><text:span text:style-name="T48">ln</text:span><text:span text:style-name="T46"> file.txt hard-link-name</text:span></text:p>
      <text:p text:style-name="P70"><text:span text:style-name="T46">Create soft link: </text:span><text:span text:style-name="T48">ln -s</text:span><text:span text:style-name="T46"> file.txt soft-link-name</text:span></text:p>
      <text:p text:style-name="P64"><text:span text:style-name="T46"/></text:p>
      <text:h text:style-name="Heading_20_1" text:outline-level="1">Packet manager</text:h>
      <text:h text:style-name="P134" text:outline-level="2"><text:span text:style-name="T92">a</text:span>pt</text:h>
      <text:p text:style-name="P112">Respositories for search are in <text:span text:style-name="T13">/etc/apt/sources.list</text:span><text:span text:style-name="T44">. </text:span><text:span text:style-name="T46">Syntax:</text:span></text:p>
      <text:p text:style-name="P99">{deb | deb-src} {url to repo} {code name of distro} {list of packages}</text:p>
      <text:p text:style-name="P99">list of packages – usually “main”, add(separate by space) “non-free” for non-free packages</text:p>
      <text:p text:style-name="P65"><text:span text:style-name="T46"/></text:p>
      <text:p text:style-name="P92"><text:soft-page-break/>Update index: apt update</text:p>
      <text:p text:style-name="P92">Install package: apt install pack1 pack2 pack3</text:p>
      <text:p text:style-name="P92"><text:tab/><text:span text:style-name="T115">add ‘--yes’/’-y’ to auto-confirm everything: apt install pack1 pack2 --yes</text:span></text:p>
      <text:p text:style-name="P92">Uninstall package: apt remove pack1</text:p>
      <text:p text:style-name="P93">Search package by keywords(contains any) in name and descr.: apt search keyword1 keyword2</text:p>
      <text:p text:style-name="P93">Search pack that contains phrase: apt search “some phrase”</text:p>
      <text:p text:style-name="P66"><text:span text:style-name="T46">Update packages(to newer version), </text:span><text:span text:style-name="T48">don’t update if some dependency </text:span><text:span text:style-name="T49">should be added/removed</text:span><text:span text:style-name="T46">:</text:span></text:p>
      <text:p text:style-name="P94"><text:tab/>apt upgrade</text:p>
      <text:p text:style-name="P95">to update regardless that use: apt dist-upgrade</text:p>
      <text:p text:style-name="P95"><text:tab/>this belongs to apt-get but works for apt, apt’s equivalent is full-upgrade.</text:p>
      <text:p text:style-name="P67"><text:span text:style-name="T8">Download sources?? download without installing??</text:span><text:span text:style-name="T46"><text:tab/></text:span></text:p>
      <text:p text:style-name="P65"><text:span text:style-name="T46"/></text:p>
      <text:h text:style-name="Heading_20_1" text:outline-level="1">Linux “initializer process”, <text:span text:style-name="T38">systemd</text:span></text:h>
      <text:p text:style-name="P9"><text:span text:style-name="T38">Historically: </text:span>SysVinit → OpenRC → systemd</text:p>
      <text:p text:style-name="P3">/<text:span text:style-name="T37">usr/sbin/init – hard link to init. process(like systemd)</text:span></text:p>
      <text:p text:style-name="P10">Configs are inside(higher to lower priority)</text:p>
      <text:p text:style-name="P10"><text:tab/>/etc/systemd/system</text:p>
      <text:p text:style-name="P10"><text:tab/>/run/systemd/system</text:p>
      <text:p text:style-name="P10"><text:tab/>/lib/systemd/system</text:p>
      <text:p text:style-name="P10">Systemd manages “units” – a common name for services, timers, targets, etc.</text:p>
      <text:p text:style-name="P10">Target is a specific level at which system currently operates. <text:span text:style-name="T54">Physically a collection of links to unit-files inside .../some.target.wants/ dirrectory</text:span></text:p>
      <text:p text:style-name="P10"/>
      <text:p text:style-name="P13">Interaction with systemd is via systemctl command.</text:p>
      <text:p text:style-name="P11"><text:span text:style-name="T13">Reread configs</text:span>(in case you changed smth.):</text:p>
      <text:p text:style-name="P12"><text:tab/>systemctl daemon-reload</text:p>
      <text:p text:style-name="P12"/>
      <text:p text:style-name="P12"><text:span text:style-name="T14">Check/c</text:span><text:span text:style-name="T13">ontrol service</text:span>, .<text:span text:style-name="T39">service extension is not mandatory – presumed by default</text:span>:</text:p>
      <text:p text:style-name="P12"><text:tab/>systemctl status/start/stop/restart some-service <text:span text:style-name="T3">reload????</text:span></text:p>
      <text:p text:style-name="P12"/>
      <text:p text:style-name="P21"><text:span text:style-name="T13">Enable/disable</text:span> – to start after boot or not. <text:span text:style-name="T54">Actually adds a link to this file inside …/some.target.wants/(in this case WantedBy=some.target - see unit-file structure)</text:span>:</text:p>
      <text:p text:style-name="P21"><text:tab/>systemctl enable/disable service-name</text:p>
      <text:p text:style-name="P21"/>
      <text:p text:style-name="P22"><text:span text:style-name="T13">Editing</text:span>. <text:span text:style-name="T40">Changes</text:span><text:span text:style-name="T41">(only changes, effective config. is retrieved by merging)</text:span><text:span text:style-name="T40"> will be saved in /etc/systemd/system/some-service.service</text:span><text:span text:style-name="T15">.d</text:span><text:span text:style-name="T40">/override.conf</text:span>:</text:p>
      <text:p text:style-name="P22"><text:tab/>systemctl edit serice-name</text:p>
      <text:p text:style-name="P22"/>
      <text:p text:style-name="P25"><text:span text:style-name="T4">How to see effective config??</text:span>, there is some systemd-delta</text:p>
      <text:p text:style-name="P25"/>
      <text:h text:style-name="Heading_20_2" text:outline-level="2">Substitution inside unit-files</text:h>
      <text:p text:style-name="P29">If name of a file is like “<text:a xlink:type="simple" xlink:href="mailto:server@123.service" text:style-name="Internet_20_link" text:visited-style-name="Visited_20_Internet_20_Link">server@123.service</text:a>”, than <text:span text:style-name="T13">%p</text:span> inside file is replaced by “server”, <text:span text:style-name="T13">%i</text:span> – by “123”, <text:span text:style-name="T13">%</text:span><text:span text:style-name="T16">n</text:span><text:span text:style-name="T55"> – by full name “server@123.service”.</text:span></text:p>
      <text:p text:style-name="P29"><text:span text:style-name="T13">%H</text:span>(yes, capital) is replaced by hostname.</text:p>
      <text:p text:style-name="P22"/>
      <text:h text:style-name="Heading_20_2" text:outline-level="2"><text:soft-page-break/>Unit file for service</text:h>
      <text:p text:style-name="P23">[Unit]</text:p>
      <text:p text:style-name="P23">Description=Short description of some-service</text:p>
      <text:p text:style-name="P27">Requires=<text:span text:style-name="T43">other</text:span>.service</text:p>
      <text:p text:style-name="P27">After=<text:span text:style-name="T43">other</text:span>.service, <text:span text:style-name="T55">some.target</text:span> <text:span text:style-name="T43"># this will start after other.service, </text:span><text:span text:style-name="T5">what for Requires=???</text:span></text:p>
      <text:p text:style-name="P23"/>
      <text:p text:style-name="P23">[Service]</text:p>
      <text:p text:style-name="P23">Type=notify # some general type???</text:p>
      <text:p text:style-name="P23">Environment=LANG=C # <text:span text:style-name="T42">environment variable, value may be inside quotes, add more Environment= <text:tab/>for more variables</text:span></text:p>
      <text:p text:style-name="P25">EnvironmentFile=/path/to/file # contains var-name=var-value lines</text:p>
      <text:p text:style-name="P26">ExecStartPre/ExecStartP<text:span text:style-name="T53">ost= # command before/after start</text:span></text:p>
      <text:p text:style-name="P23">ExecStart= # a command to start</text:p>
      <text:p text:style-name="P23">ExecReload= # reload is re-read own configs – not full restart</text:p>
      <text:p text:style-name="P28">ExecStop= # command to stop, also is executed when service fails</text:p>
      <text:p text:style-name="P28">ExecSt<text:span text:style-name="T53">opPost= # command after stop</text:span></text:p>
      <text:p text:style-name="P28">RestartSec<text:span text:style-name="T45">=60 </text:span><text:span text:style-name="T47"># delay before starting again, prevents continues restarts in case of broken service</text:span></text:p>
      <text:p text:style-name="P23">KillSignal=SIGWINCH <text:span text:style-name="T43"># </text:span><text:span text:style-name="T5">may conflict with ExecStop??</text:span></text:p>
      <text:p text:style-name="P23">KillMode=mixed</text:p>
      <text:p text:style-name="P23">PrivateTmp=true</text:p>
      <text:p text:style-name="P23">OOMPolicy=continue</text:p>
      <text:p text:style-name="P23"/>
      <text:p text:style-name="P23">[Install]</text:p>
      <text:p text:style-name="P23">WantedBy=multi-user.target <text:span text:style-name="T43"># unit will be a part of this target</text:span></text:p>
      <text:p text:style-name="P23"/>
      <text:h text:style-name="Heading_20_2" text:outline-level="2">Some targets</text:h>
      <text:p text:style-name="P71">final.target – shut down of a system, use to create shut-down hooks</text:p>
      <text:p text:style-name="P109">timers.target – use when create timer</text:p>
      <text:p text:style-name="P71"/>
      <text:h text:style-name="Heading_20_1" text:outline-level="1">User management</text:h>
      <text:p text:style-name="P38">Existing users <text:span text:style-name="T70">are in file</text:span> /etc/passwd. <text:span text:style-name="T70">It’s strcuture:</text:span></text:p>
      <text:p text:style-name="P42">{user name}:{password}:{<text:span text:style-name="T13">uid</text:span>}:{<text:span text:style-name="T13">gid</text:span>}:{user info field}:{homedir}:{shell}</text:p>
      <text:p text:style-name="P42">user info field – see gecos??,</text:p>
      <text:p text:style-name="P42">password - it’s encripted nowadays so value is ‘x’</text:p>
      <text:p text:style-name="P42">uid - user ID</text:p>
      <text:p text:style-name="P42">gid - group ID</text:p>
      <text:p text:style-name="P42">homedir – path to dir, may be empty(nothing between ‘:’)</text:p>
      <text:p text:style-name="P43">shell – path to shell. If user is not meant to login put /usr/sbin/nologin or /sbin/nologin depending on distro. Putting /bin/false also prevents login but without friendly message.</text:p>
      <text:p text:style-name="P38"/>
      <text:p text:style-name="P37">Add user: <text:span text:style-name="T13">useradd</text:span> somebody</text:p>
      <text:p text:style-name="P39">This may NOT create homedir, <text:span text:style-name="T65">user will NOT have a password. </text:span>Check file <text:span text:style-name="T13">/etc/default/useradd</text:span> to see how command works on your distro.</text:p>
      <text:p text:style-name="P39">-<text:span text:style-name="T67">r create system user</text:span></text:p>
      <text:p text:style-name="P39">-<text:span text:style-name="T66">m create homedir</text:span><text:span text:style-name="T69">(may be used with -d below)</text:span></text:p>
      <text:p text:style-name="P39"><text:soft-page-break/>-<text:span text:style-name="T66">d </text:span><text:span text:style-name="T68">{PATH}</text:span><text:span text:style-name="T66"> define path to homedir(it may </text:span><text:span text:style-name="T69">NOT</text:span><text:span text:style-name="T66"> exist and will NOT be created by this flag).</text:span></text:p>
      <text:p text:style-name="P39"/>
      <text:p text:style-name="P41">Set/change password(modify own passw. if no agr.): <text:span text:style-name="T13">passwd</text:span> somebody</text:p>
      <text:p text:style-name="P32"/>
      <text:p text:style-name="P40">Delete user: <text:span text:style-name="T13">userdel</text:span> somebody</text:p>
      <text:p text:style-name="P40">Does NOT delete homedir by default, <text:span text:style-name="T13">add -r</text:span> to do this.</text:p>
      <text:p text:style-name="P40"/>
      <text:p text:style-name="P30">List groups of a user<text:span text:style-name="T62">(no arg. to see for current user)</text:span>: <text:span text:style-name="T13">groups</text:span> somebody</text:p>
      <text:p text:style-name="P30"/>
      <text:p text:style-name="P30">Add user to a group<text:span text:style-name="T57">(</text:span><text:span text:style-name="T17">re-login to take effect</text:span><text:span text:style-name="T57">)</text:span>: <text:span text:style-name="T13">usermod</text:span> -aG group1,group2 so<text:span text:style-name="T62">m</text:span>ebody</text:p>
      <text:p text:style-name="P30"/>
      <text:p text:style-name="P35"><text:span text:style-name="T62">S</text:span><text:span text:style-name="T61">et </text:span><text:span text:style-name="T6">primary??</text:span><text:span text:style-name="T61"> </text:span><text:span text:style-name="T62">user’s </text:span><text:span text:style-name="T61">group</text:span><text:span text:style-name="T63">(</text:span><text:span text:style-name="T18">files in homedir will be own by group2</text:span><text:span text:style-name="T63">, ownership of the rest should be changed manually): </text:span><text:span text:style-name="T62">usermod -g group2 somebody</text:span></text:p>
      <text:p text:style-name="P33"/>
      <text:p text:style-name="P33">Set user’s home dir<text:span text:style-name="T63">(</text:span>-m moves content of a current home<text:span text:style-name="T63">)</text:span>: usermod -d /new/home -m somebody</text:p>
      <text:p text:style-name="P33"/>
      <text:p text:style-name="P34"><text:span text:style-name="T13">usermod</text:span> also allow to change login/name(-l), lock/unlock (-L/-U), set expiration(-e), <text:span text:style-name="T62">set shell(-s)</text:span></text:p>
      <text:p text:style-name="P15"/>
      <text:p text:style-name="P14">Expiration of user and password</text:p>
      <text:p text:style-name="P44">Under the hood uses info from file <text:span text:style-name="T13">/etc/shadow</text:span>.</text:p>
      <text:p text:style-name="P103">Get info about somebody: <text:span text:style-name="T13">chage</text:span> -l somebody</text:p>
      <text:p text:style-name="P103">Set user expiration(will it be auto removed??): chage -E 2020-01-01 somebody</text:p>
      <text:p text:style-name="P104">Set user never to expire chage -E <text:span text:style-name="T13">-1</text:span> somebody</text:p>
      <text:p text:style-name="P103">Set passwd expiration is 33 days: chage -M 33 somebody</text:p>
      <text:p text:style-name="P104">Set passwd never to expire: chage -M <text:span text:style-name="T13">-1</text:span> somebody</text:p>
      <text:p text:style-name="P104">Set 10 days between passwd change(not to allow everyday change): chage -m 10 somebody</text:p>
      <text:p text:style-name="P104">Lock/unlock user: <text:span text:style-name="T13">passwd</text:span> -l/-u somebody</text:p>
      <text:p text:style-name="P104"/>
      <text:h text:style-name="Heading_20_1" text:outline-level="1">Group management</text:h>
      <text:p text:style-name="P45">List of existing groups are in file <text:span text:style-name="T13">/etc/group</text:span>.It’s structure:</text:p>
      <text:p text:style-name="P45">{group name}:{password}:{<text:span text:style-name="T13">gid</text:span>}:{list of members, ,-separated}</text:p>
      <text:p text:style-name="P45">password – group passwords are not used nowadays, moreover they are encripted, so value here is ‘x’.</text:p>
      <text:p text:style-name="P45">gid – group ID</text:p>
      <text:p text:style-name="P45"/>
      <text:p text:style-name="P31">Add group: <text:span text:style-name="T13">groupadd</text:span> group1</text:p>
      <text:p text:style-name="P36"><text:span text:style-name="T71">Delete</text:span> group: <text:span text:style-name="T19">groupdel</text:span><text:span text:style-name="T71"> group1</text:span></text:p>
      <text:p text:style-name="P36">Rename group: <text:span text:style-name="T4">??</text:span></text:p>
      <text:p text:style-name="P46">Add user to a group: <text:span text:style-name="T13">gpasswd</text:span> -a somebody <text:span text:style-name="T72">group1</text:span></text:p>
      <text:p text:style-name="P47">Remove user from group: gpasswd -d somebody group1</text:p>
      <text:p text:style-name="P55">List members of a group. <text:span text:style-name="T87">No standard command – </text:span><text:span text:style-name="T25">install members</text:span><text:span text:style-name="T87">, than: members group1</text:span></text:p>
      <text:h text:style-name="Heading_20_1" text:outline-level="1">Cron tasks</text:h>
      <text:p text:style-name="P72">List tasks: crontab -l</text:p>
      <text:p text:style-name="P72">Edit taks: crontab -e</text:p>
      <text:p text:style-name="P72">To list/edit tasks of specific user – add “-u user1”: crontab -l -u user1</text:p>
      <text:p text:style-name="P77">Instead <text:span text:style-name="T56">of </text:span>multiple ‘*’ may use @yearly, @daily, @hourly, @reboot(to execute after boot).</text:p>
      <text:p text:style-name="P77"><text:soft-page-break/>‘<text:span text:style-name="T56">*’ may be replaced by 1) range “01-16”; 2) list “01,16”.</text:span></text:p>
      <text:p text:style-name="P78">*/20 – means every 20 minutes(if placed on minute position).</text:p>
      <text:p text:style-name="P72"/>
      <text:h text:style-name="Heading_20_1" text:outline-level="1">Storage</text:h>
      <text:p text:style-name="P79">Typical names storage devices are <text:span text:style-name="T13">sd</text:span>a, <text:span text:style-name="T13">sd</text:span>b, <text:span text:style-name="T13">sd</text:span>c, ...</text:p>
      <text:p text:style-name="P80"/>
      <text:p text:style-name="P80">List block devices<text:span text:style-name="T74">(also shows partitions)</text:span>:</text:p>
      <text:p text:style-name="P80"><text:tab/><text:span text:style-name="T13">lsblk</text:span></text:p>
      <text:p text:style-name="P80"><text:tab/><text:span text:style-name="T75">Gives more, than names &amp; partitions: </text:span><text:span text:style-name="T20">fdisk</text:span><text:span text:style-name="T74"> -l</text:span></text:p>
      <text:p text:style-name="P80"><text:tab/><text:span text:style-name="T75">Shows system block devices: </text:span><text:span text:style-name="T21">mount</text:span></text:p>
      <text:p text:style-name="P82"/>
      <text:p text:style-name="P82"><text:span text:style-name="T75">M</text:span>ount devi<text:span text:style-name="T78">c</text:span>e<text:span text:style-name="T78">(</text:span><text:span text:style-name="T22">sda-dir should exist</text:span><text:span text:style-name="T78">)</text:span>: <text:span text:style-name="T13">mount</text:span> /dev/sda<text:span text:style-name="T13">1</text:span> /mnt/sda-dir</text:p>
      <text:p text:style-name="P81">Unmount device(arg. may be a device /dev/sda<text:span text:style-name="T13">1</text:span>): <text:span text:style-name="T13">umount</text:span> /media/user1/disk</text:p>
      <text:p text:style-name="P84"/>
      <text:p text:style-name="P84">Get free space in file system: <text:span text:style-name="T13">df</text:span> -h</text:p>
      <text:p text:style-name="P89">Check FS integrity: <text:span text:style-name="T4">fsck??</text:span></text:p>
      <text:p text:style-name="P108">Get UUID of a device(will be needed for <text:span text:style-name="T13">/etc/fstab</text:span>, see below): <text:span text:style-name="T13">blkid</text:span></text:p>
      <text:p text:style-name="P84"/>
      <text:h text:style-name="Heading_20_2" text:outline-level="2">Automatic mounting</text:h>
      <text:p text:style-name="P85">File <text:span text:style-name="T13">/etc/fstab</text:span> has config for auto mounting devices. It’s syntax:</text:p>
      <text:p text:style-name="P85">{device} {mounting point} {file system} {,-separated options} {dump} {FS checking order}</text:p>
      <text:p text:style-name="P85">device – device name(/dev/sda1) or device UUID(UUID=…, <text:span text:style-name="T81">see </text:span><text:span text:style-name="T23">blkid</text:span>)</text:p>
      <text:p text:style-name="P85">mounting point – should exist</text:p>
      <text:p text:style-name="P85">file system – ext2, ext4, exfat, ….</text:p>
      <text:p text:style-name="P85">options – write “defaults”(w/o quotes) <text:span text:style-name="T24">and</text:span><text:span text:style-name="T82">/or</text:span><text:span text:style-name="T79"> spec.</text:span> options:</text:p>
      <text:p text:style-name="P86"><text:span text:style-name="T79">rw, ro - </text:span><text:span text:style-name="T80">read-write/read-only</text:span></text:p>
      <text:p text:style-name="P88"><text:span text:style-name="T79">suid, dev, exec, nouser, async -</text:span><text:span text:style-name="T7">???</text:span></text:p>
      <text:p text:style-name="P87"><text:span text:style-name="T79">auto, noauto – </text:span><text:span text:style-name="T80">mount at boot, do not mount at boot</text:span><text:span text:style-name="T81">(used for simpler mount /mnt/point, very often specified device keeps back-ups)</text:span></text:p>
      <text:p text:style-name="P106">place all FS in RAM for tmpfs???</text:p>
      <text:p text:style-name="P85">dump – something related to back-up, not used nowadays, write “0”(w/o quotes)</text:p>
      <text:p text:style-name="P85">FS checking order – <text:span text:style-name="T79">order of check by FS integrity checker. 0 – don’t check at all.</text:span></text:p>
      <text:p text:style-name="P85"/>
      <text:p text:style-name="P89">Having corresponding record ALSO allows mounting without device arg. - just mounting point: mount /mnt/point</text:p>
      <text:p text:style-name="P85"/>
      <text:h text:style-name="Heading_20_2" text:outline-level="2">fdisk, <text:span text:style-name="T76">mkfs</text:span></text:h>
      <text:p text:style-name="P83">Launch fdisk for device: fdisk /dev/sda</text:p>
      <text:p text:style-name="P83">and select desired action from menu. Here are some:</text:p>
      <text:p text:style-name="P83">p – show partitions</text:p>
      <text:p text:style-name="P83">g – create new GPT partition <text:span text:style-name="T13">table</text:span></text:p>
      <text:p text:style-name="P83">n – create new partition</text:p>
      <text:p text:style-name="P83">w – write requested changes(even creating partition table is not executed immediately)</text:p>
      <text:p text:style-name="P83"/>
      <text:p text:style-name="P83"><text:soft-page-break/>Format partition<text:span text:style-name="T77">(not sure if label quoted)</text:span>: <text:span text:style-name="T13">mkfs.ext4</text:span> -<text:span text:style-name="T77">L “your label” </text:span>/dev/sda<text:span text:style-name="T13">1</text:span></text:p>
      <text:p text:style-name="P83"/>
      <text:p text:style-name="P83"/>
      <text:h text:style-name="Heading_20_1" text:outline-level="1">Logging facilities</text:h>
      <text:p text:style-name="P74">Was <text:span text:style-name="T13">syslog</text:span>, now <text:span text:style-name="T13">journald</text:span>. </text:p>
      <text:p text:style-name="P76">Syslog stores logs inside <text:span text:style-name="T13">/var/log/</text:span> dir., most general log-file is “syslog”, <text:span text:style-name="T95">auth-related – “auth.log”</text:span>.</text:p>
      <text:p text:style-name="P74">Journald stores messages in compressed form.</text:p>
      <text:p text:style-name="P74"/>
      <text:p text:style-name="P74"/>
      <text:p text:style-name="P114"><text:span text:style-name="Default_20_Paragraph_20_Font"><text:span text:style-name="T96">SSH</text:span></text:span></text:p>
      <text:p text:style-name="P114"><text:span text:style-name="Default_20_Paragraph_20_Font"><text:span text:style-name="T97">ssh &lt;options, see below&gt; host</text:span></text:span></text:p>
      <text:p text:style-name="P114"><text:span text:style-name="Default_20_Paragraph_20_Font"><text:span text:style-name="T31">Options</text:span></text:span></text:p>
      <text:p text:style-name="P114"><text:span text:style-name="Default_20_Paragraph_20_Font"><text:span text:style-name="T97">-l - (small L), specify user name; example: ... -l username ...</text:span></text:span></text:p>
      <text:p text:style-name="P114"><text:span text:style-name="Default_20_Paragraph_20_Font"><text:span text:style-name="T97">-i - spec. file with private key; example: ... -i path-to-file ...</text:span></text:span></text:p>
      <text:p text:style-name="P114"><text:span text:style-name="Default_20_Paragraph_20_Font"><text:span text:style-name="T97">-N - do not exec. remote command; </text:span></text:span><text:span text:style-name="Default_20_Paragraph_20_Font"><text:span text:style-name="T31">usefull just for port-forwarding</text:span></text:span><text:span text:style-name="Default_20_Paragraph_20_Font"><text:span text:style-name="T97">; example: ... -N ...</text:span></text:span></text:p>
      <text:p text:style-name="P114"><text:span text:style-name="Default_20_Paragraph_20_Font"><text:span text:style-name="T97">-L - port forwarding; example: ... -L &lt;local port&gt;:localhost:&lt;port of remote host&gt; ...</text:span></text:span></text:p>
      <text:p text:style-name="P114"><text:span text:style-name="Default_20_Paragraph_20_Font"><text:span text:style-name="T97">-O &lt;command&gt; - some commands for existing connections;</text:span></text:span></text:p>
      <text:p text:style-name="P114"><text:span text:style-name="Default_20_Paragraph_20_Font"><text:span text:style-name="T97"><text:tab/>forward - request forwarding without command execution</text:span></text:span></text:p>
      <text:p text:style-name="P114"><text:span text:style-name="Default_20_Paragraph_20_Font"><text:span text:style-name="T97"><text:tab/>cancel - cancel forwarding; ex.: .. -O cancel -L &lt;parameters, see above&gt;...</text:span></text:span></text:p>
      <text:p text:style-name="P114"><text:span text:style-name="Default_20_Paragraph_20_Font"><text:span text:style-name="T97"><text:tab/>stop - stop receiving multiplexing requests?</text:span></text:span></text:p>
      <text:p text:style-name="P113"><text:tab/>exit - "shut-down" service??</text:p>
      <text:p text:style-name="P114"><text:span text:style-name="Default_20_Paragraph_20_Font"><text:span text:style-name="T97">-p – spec. port; Example: … -p 22</text:span></text:span></text:p>
      <text:p text:style-name="P114"/>
      <text:p text:style-name="P114"><text:span text:style-name="Default_20_Paragraph_20_Font"><text:span text:style-name="T31">Generate keys</text:span></text:span></text:p>
      <text:p text:style-name="P114"><text:span text:style-name="Default_20_Paragraph_20_Font"><text:span text:style-name="T97">ssh-keygen -t rsa -b 2048 -C "your_email@example.com" - will ask password and location for file. Options:</text:span></text:span></text:p>
      <text:p text:style-name="P114"><text:span text:style-name="Default_20_Paragraph_20_Font"><text:span text:style-name="T97"><text:tab/>-C - comment, will be added at the end of key.</text:span></text:span></text:p>
      <text:p text:style-name="P114"/>
      <text:p text:style-name="P114"><text:span text:style-name="Default_20_Paragraph_20_Font"><text:span text:style-name="T31">Multiple keys in ~/.ssh</text:span></text:span></text:p>
      <text:p text:style-name="P114"><text:span text:style-name="Default_20_Paragraph_20_Font"><text:span text:style-name="T97">By default, ssh agent looks for file "id_rsa".</text:span></text:span></text:p>
      <text:p text:style-name="P114"><text:span text:style-name="Default_20_Paragraph_20_Font"><text:span text:style-name="T97">You may add somehow other names to search?? Works on Linux??</text:span></text:span></text:p>
      <text:p text:style-name="P114"><text:span text:style-name="Default_20_Paragraph_20_Font"><text:span text:style-name="T31">or</text:span></text:span></text:p>
      <text:p text:style-name="P114"><text:span text:style-name="Default_20_Paragraph_20_Font"><text:span text:style-name="T97">create file ~/.ssh/conf with new-line-separated(</text:span></text:span><text:span text:style-name="Default_20_Paragraph_20_Font"><text:span text:style-name="T31">checked only on Win</text:span></text:span><text:span text:style-name="Default_20_Paragraph_20_Font"><text:span text:style-name="T97">):</text:span></text:span></text:p>
      <text:p text:style-name="P114"><text:span text:style-name="Default_20_Paragraph_20_Font"><text:span text:style-name="T97">Host [git.domain.com]</text:span></text:span></text:p>
      <text:p text:style-name="P114"><text:span text:style-name="Default_20_Paragraph_20_Font"><text:span text:style-name="T97">User [user]</text:span></text:span></text:p>
      <text:p text:style-name="P114"><text:span text:style-name="Default_20_Paragraph_20_Font"><text:span text:style-name="T97">Port [number]</text:span></text:span></text:p>
      <text:p text:style-name="P114"><text:span text:style-name="Default_20_Paragraph_20_Font"><text:span text:style-name="T97">IdentitiesOnly=yes</text:span></text:span></text:p>
      <text:p text:style-name="P114"><text:span text:style-name="Default_20_Paragraph_20_Font"><text:span text:style-name="T97">PreferredAuthentications publickey</text:span></text:span></text:p>
      <text:p text:style-name="P114"><text:span text:style-name="Default_20_Paragraph_20_Font"><text:span text:style-name="T97">PasswordAuthentication no</text:span></text:span></text:p>
      <text:p text:style-name="P114"><text:span text:style-name="Default_20_Paragraph_20_Font"><text:span text:style-name="T97"># CMD</text:span></text:span></text:p>
      <text:p text:style-name="P114"><text:span text:style-name="Default_20_Paragraph_20_Font"><text:span text:style-name="T97">IdentityFile C:\Users\[User]\.ssh\[name_of_PRIVATE_key_file]</text:span></text:span></text:p>
      <text:p text:style-name="P114"><text:span text:style-name="Default_20_Paragraph_20_Font"><text:span text:style-name="T97"># BASH</text:span></text:span></text:p>
      <text:p text:style-name="P114"><text:span text:style-name="Default_20_Paragraph_20_Font"><text:span text:style-name="T97">IdentityFile /c/Users/[User]/.ssh/[name_of_PRIVATE_key_file]</text:span></text:span></text:p>
      <text:p text:style-name="P114"/>
      <text:h text:style-name="Heading_20_1" text:outline-level="1"><text:soft-page-break/><text:span text:style-name="Default_20_Paragraph_20_Font">PGP</text:span></text:h>
      <text:p text:style-name="P117"><text:span text:style-name="Default_20_Paragraph_20_Font"><text:span text:style-name="T103">PGP has gpg-agent which </text:span></text:span><text:span text:style-name="Default_20_Paragraph_20_Font"><text:span text:style-name="T28">caches password for some time</text:span></text:span><text:span text:style-name="Default_20_Paragraph_20_Font"><text:span text:style-name="T103">.</text:span></text:span></text:p>
      <text:p text:style-name="P117"><text:span text:style-name="Default_20_Paragraph_20_Font"><text:span text:style-name="T103">To clear cache – reload agent: </text:span></text:span><text:span text:style-name="Default_20_Paragraph_20_Font">gpgconf --reload gpg-agent</text:span></text:p>
      <text:p text:style-name="P117"><text:span text:style-name="Default_20_Paragraph_20_Font"/></text:p>
      <text:p text:style-name="P118"><text:span text:style-name="Default_20_Paragraph_20_Font"><text:span text:style-name="T104">PGP settings may be placed in ~/.gnupg/gpg.conf </text:span></text:span><text:span text:style-name="Default_20_Paragraph_20_Font"><text:span text:style-name="T9">(not checked)</text:span></text:span><text:span text:style-name="Default_20_Paragraph_20_Font"><text:span text:style-name="T104">. </text:span></text:span><text:span text:style-name="Default_20_Paragraph_20_Font"><text:span text:style-name="T105">gpg-agent settings may be in </text:span></text:span><text:span text:style-name="Default_20_Paragraph_20_Font">~/.gnupg/gpg-agent.conf. </text:span><text:span text:style-name="Default_20_Paragraph_20_Font"><text:span text:style-name="T104">Settings are like options but without leading ‘--’ </text:span></text:span><text:span text:style-name="Default_20_Paragraph_20_Font"><text:span text:style-name="T9">(not checked)</text:span></text:span><text:span text:style-name="Default_20_Paragraph_20_Font"><text:span text:style-name="T104">.</text:span></text:span></text:p>
      <text:p text:style-name="P118"><text:span text:style-name="Default_20_Paragraph_20_Font"/></text:p>
      <text:h text:style-name="Heading_20_1" text:outline-level="1"><text:span text:style-name="Default_20_Paragraph_20_Font">VIM</text:span></text:h>
      <text:p text:style-name="P119"><text:span text:style-name="Default_20_Paragraph_20_Font"><text:span text:style-name="T106">Modes: normal, command(press ‘:’ - </text:span></text:span><text:span text:style-name="Default_20_Paragraph_20_Font"><text:span text:style-name="T108">yes entering a command switches to command mode</text:span></text:span><text:span text:style-name="Default_20_Paragraph_20_Font"><text:span text:style-name="T106">), insert(press ‘i’), visual(press ‘v’) – allows copy text</text:span></text:span></text:p>
      <text:p text:style-name="P120"><text:span text:style-name="Default_20_Paragraph_20_Font"/></text:p>
      <text:p text:style-name="P120"><text:span text:style-name="Default_20_Paragraph_20_Font"><text:span text:style-name="T107">Open a file. :e /path/to/file – </text:span></text:span><text:span text:style-name="Default_20_Paragraph_20_Font"><text:span text:style-name="T109">file may be created</text:span></text:span></text:p>
      <text:p text:style-name="P129"><text:span text:style-name="Default_20_Paragraph_20_Font"><text:span text:style-name="T110">Open new buffer(like new empty tab, not related to any file). :enew</text:span></text:span></text:p>
      <text:p text:style-name="P121"><text:span text:style-name="Default_20_Paragraph_20_Font"><text:span text:style-name="T108">Close file, </text:span></text:span><text:span text:style-name="Default_20_Paragraph_20_Font"><text:span text:style-name="T109">in case several open, without quiting vim. :bd – “buffer delete”</text:span></text:span></text:p>
      <text:p text:style-name="P129"><text:span text:style-name="Default_20_Paragraph_20_Font"><text:span text:style-name="T110">List opened files. :ls</text:span></text:span></text:p>
      <text:p text:style-name="P124"><text:span text:style-name="Default_20_Paragraph_20_Font"><text:span text:style-name="T108">Switch between opened files. :bn or :bp </text:span></text:span><text:span text:style-name="Default_20_Paragraph_20_Font"><text:span text:style-name="T110">or :b2</text:span></text:span><text:span text:style-name="Default_20_Paragraph_20_Font"><text:span text:style-name="T108"> - ”buffer next/previous”, “</text:span></text:span><text:span text:style-name="Default_20_Paragraph_20_Font"><text:span text:style-name="T110">buffer 2</text:span></text:span><text:span text:style-name="Default_20_Paragraph_20_Font"><text:span text:style-name="T108">”. </text:span></text:span></text:p>
      <text:p text:style-name="P125"><text:span text:style-name="Default_20_Paragraph_20_Font"><text:span text:style-name="T108">Do :bn! if you modified but not ready to save. </text:span></text:span><text:span text:style-name="Default_20_Paragraph_20_Font"><text:span text:style-name="T109">M</text:span></text:span><text:span text:style-name="Default_20_Paragraph_20_Font"><text:span text:style-name="T108">odifications will NOT be lost </text:span></text:span><text:span text:style-name="Default_20_Paragraph_20_Font"><text:span text:style-name="T109">if just to edit several files one by one. Other command MAY DROP modifications.</text:span></text:span></text:p>
      <text:p text:style-name="P123"><text:span text:style-name="Default_20_Paragraph_20_Font"><text:span text:style-name="T108">Save(write) modifications. :w or :w /path/to/file – </text:span></text:span><text:span text:style-name="Default_20_Paragraph_20_Font"><text:span text:style-name="T109">latter writes content to other file(creates if does not exist)</text:span></text:span></text:p>
      <text:p text:style-name="P122"><text:span text:style-name="Default_20_Paragraph_20_Font"><text:span text:style-name="T106">Undo/</text:span></text:span><text:span text:style-name="Default_20_Paragraph_20_Font"><text:span text:style-name="T107">redo</text:span></text:span><text:span text:style-name="Default_20_Paragraph_20_Font"><text:span text:style-name="T108">(</text:span></text:span><text:span text:style-name="Default_20_Paragraph_20_Font"><text:span text:style-name="T106">from normal mode</text:span></text:span><text:span text:style-name="Default_20_Paragraph_20_Font"><text:span text:style-name="T108">)</text:span></text:span><text:span text:style-name="Default_20_Paragraph_20_Font"><text:span text:style-name="T106">: ‘u’ / </text:span></text:span><text:span text:style-name="Default_20_Paragraph_20_Font"><text:span text:style-name="T107">Ctrl + </text:span></text:span><text:span text:style-name="Default_20_Paragraph_20_Font"><text:span text:style-name="T106">‘</text:span></text:span><text:span text:style-name="Default_20_Paragraph_20_Font"><text:span text:style-name="T107">r</text:span></text:span><text:span text:style-name="Default_20_Paragraph_20_Font"><text:span text:style-name="T106">’</text:span></text:span></text:p>
      <text:p text:style-name="P120"><text:span text:style-name="Default_20_Paragraph_20_Font"><text:span text:style-name="T29">Exec. command</text:span></text:span><text:span text:style-name="Default_20_Paragraph_20_Font"><text:span text:style-name="T107">(yes, not need to quit vim to check something). :! sudo apt update</text:span></text:span></text:p>
      <text:p text:style-name="P130"><text:span text:style-name="Default_20_Paragraph_20_Font"><text:span text:style-name="T110">Copy. Move to selection start(in normal mode), enter visual mode, move to selection end, press ‘y’.</text:span></text:span></text:p>
      <text:p text:style-name="P126"><text:span text:style-name="Default_20_Paragraph_20_Font">‘</text:span><text:span text:style-name="Default_20_Paragraph_20_Font"><text:span text:style-name="T111">$’ in visual mode moves cursor to end of line selecting all on it’s way.</text:span></text:span></text:p>
      <text:p text:style-name="P129"><text:span text:style-name="Default_20_Paragraph_20_Font"><text:span text:style-name="T110">Paste. Move to desired pos.(in normal mode), press ‘p’</text:span></text:span></text:p>
      <text:p text:style-name="P132"><text:span text:style-name="Default_20_Paragraph_20_Font"><text:span text:style-name="T112">Find</text:span></text:span><text:span text:style-name="Default_20_Paragraph_20_Font"><text:span text:style-name="T114">(case sensitive)</text:span></text:span><text:span text:style-name="Default_20_Paragraph_20_Font"><text:span text:style-name="T112">. /you text </text:span></text:span><text:span text:style-name="Default_20_Paragraph_20_Font"><text:span text:style-name="T113">with spaces</text:span></text:span></text:p>
      <text:p text:style-name="P127"><text:span text:style-name="Default_20_Paragraph_20_Font"><text:span text:style-name="T113">Navigate over results: ‘n’ – down, ‘N’ – up</text:span></text:span></text:p>
      <text:p text:style-name="P127"><text:span text:style-name="Default_20_Paragraph_20_Font"><text:span text:style-name="T114">Append \c for case insensitive: /your text</text:span></text:span><text:span text:style-name="Default_20_Paragraph_20_Font"><text:span text:style-name="T30">\c</text:span></text:span></text:p>
      <text:p text:style-name="P128"><text:span text:style-name="Default_20_Paragraph_20_Font"><text:span text:style-name="T50">Backward </text:span></text:span><text:span text:style-name="Default_20_Paragraph_20_Font"><text:span text:style-name="T52">search is the same but start with ‘?’(instead of ‘/’).</text:span></text:span></text:p>
      <text:p text:style-name="P119"><text:span text:style-name="Default_20_Paragraph_20_Font"/></text:p>
      <text:h text:style-name="Heading_20_2" text:outline-level="2"><text:span text:style-name="Default_20_Paragraph_20_Font">Symmetric encryption(only with password)</text:span></text:h>
      <text:p text:style-name="P116"><text:span text:style-name="Default_20_Paragraph_20_Font"><text:span text:style-name="T98">Encrypt: gpg -o out.file </text:span></text:span><text:span text:style-name="Default_20_Paragraph_20_Font"><text:span text:style-name="T32">-c</text:span></text:span><text:span text:style-name="Default_20_Paragraph_20_Font"><text:span text:style-name="T98"> in.file</text:span></text:span></text:p>
      <text:p text:style-name="P117"><text:span text:style-name="Default_20_Paragraph_20_Font"><text:span text:style-name="T99">Not to cache password use option </text:span></text:span><text:span text:style-name="Default_20_Paragraph_20_Font"><text:span text:style-name="T33">--no-symkey-cache</text:span></text:span><text:span text:style-name="Default_20_Paragraph_20_Font"><text:span text:style-name="T99">. </text:span></text:span><text:span text:style-name="Default_20_Paragraph_20_Font"><text:span text:style-name="T100">Not permanent caching disable(just for this).</text:span></text:span></text:p>
      <text:p text:style-name="P116"><text:span text:style-name="Default_20_Paragraph_20_Font"><text:span text:style-name="T98">Decrypt</text:span></text:span><text:span text:style-name="Default_20_Paragraph_20_Font"><text:span text:style-name="T99">(shows on screen when ommit </text:span></text:span><text:span text:style-name="Default_20_Paragraph_20_Font"><text:span text:style-name="T33">-o</text:span></text:span><text:span text:style-name="Default_20_Paragraph_20_Font"><text:span text:style-name="T99">)</text:span></text:span><text:span text:style-name="Default_20_Paragraph_20_Font"><text:span text:style-name="T98">: </text:span></text:span><text:span text:style-name="Default_20_Paragraph_20_Font"><text:span text:style-name="T99">gpg -o out.file </text:span></text:span><text:span text:style-name="Default_20_Paragraph_20_Font"><text:span text:style-name="T33">-d</text:span></text:span><text:span text:style-name="Default_20_Paragraph_20_Font"><text:span text:style-name="T99"> encr.file</text:span></text:span></text:p>
      <text:p text:style-name="P116"><text:span text:style-name="Default_20_Paragraph_20_Font"><text:span text:style-name="T99"/></text:span></text:p>
      <text:p text:style-name="P116"><text:span text:style-name="Default_20_Paragraph_20_Font"><text:span text:style-name="T98"/></text:span></text:p>
      <text:h text:style-name="Heading_20_2" text:outline-level="2"><text:span text:style-name="Default_20_Paragraph_20_Font">Assymetric encryption</text:span></text:h>
      <text:p text:style-name="P114"><text:span text:style-name="Default_20_Paragraph_20_Font"><text:span text:style-name="T97">Another keys; allow to encript/decript files</text:span></text:span></text:p>
      <text:p text:style-name="P114"><text:span text:style-name="Default_20_Paragraph_20_Font"><text:span text:style-name="T31">Create keys. </text:span></text:span><text:span text:style-name="Default_20_Paragraph_20_Font"><text:span text:style-name="T97">Will ask about settings and mail. Keys are stored in some DB, </text:span></text:span><text:span text:style-name="Default_20_Paragraph_20_Font"><text:span text:style-name="T31">public key should be exported</text:span></text:span><text:span text:style-name="Default_20_Paragraph_20_Font"><text:span text:style-name="T97">.</text:span></text:span></text:p>
      <text:p text:style-name="P114"><text:span text:style-name="Default_20_Paragraph_20_Font"><text:span text:style-name="T97">in Win(GnuPG): gpg --gen-key</text:span></text:span></text:p>
      <text:p text:style-name="P114"><text:span text:style-name="Default_20_Paragraph_20_Font"><text:span text:style-name="T97">in UNIX: gpg --full-generate-key</text:span></text:span></text:p>
      <text:p text:style-name="P114"/>
      <text:p text:style-name="P114"><text:soft-page-break/><text:span text:style-name="Default_20_Paragraph_20_Font"><text:span text:style-name="T31">Export keys.</text:span></text:span></text:p>
      <text:p text:style-name="P114"><text:span text:style-name="Default_20_Paragraph_20_Font"><text:span text:style-name="T31">Public:</text:span></text:span><text:span text:style-name="Default_20_Paragraph_20_Font"><text:span text:style-name="T97"> gpg --export --armor(to get BASE64 encoded) --output &lt;name of file for pub. key&gt; &lt;e-mail specified during creation&gt;</text:span></text:span></text:p>
      <text:p text:style-name="P114"><text:span text:style-name="Default_20_Paragraph_20_Font"><text:span text:style-name="T97">Private:</text:span></text:span></text:p>
      <text:p text:style-name="P114"><text:span text:style-name="Default_20_Paragraph_20_Font"><text:span text:style-name="T97">gpg --export-secret-key --armor(to get BASE64 encoded) --output &lt;name of file&gt; <text:s/>&lt;e-mail specified during creation&gt;</text:span></text:span></text:p>
      <text:p text:style-name="P114"/>
      <text:p text:style-name="P114"><text:span text:style-name="Default_20_Paragraph_20_Font"><text:span text:style-name="T31">Encript file.</text:span></text:span></text:p>
      <text:p text:style-name="P114"><text:span text:style-name="Default_20_Paragraph_20_Font"><text:span text:style-name="T31">First import public key:</text:span></text:span><text:span text:style-name="Default_20_Paragraph_20_Font"><text:span text:style-name="T97"> gpg --import &lt;name of file&gt;</text:span></text:span><text:span text:style-name="Default_20_Paragraph_20_Font"><text:span text:style-name="T31"> </text:span></text:span></text:p>
      <text:p text:style-name="P114"><text:span text:style-name="Default_20_Paragraph_20_Font"><text:span text:style-name="T97">gpg --encrypt --sign(certifies and timestamps) --armor(to get BASE64) -r &lt;mail of person&gt; &lt;file to encrypt&gt;</text:span></text:span></text:p>
      <text:p text:style-name="P114"/>
      <text:p text:style-name="P114"><text:span text:style-name="Default_20_Paragraph_20_Font"><text:span text:style-name="T31">Decript file.</text:span></text:span></text:p>
      <text:p text:style-name="P114"><text:span text:style-name="Default_20_Paragraph_20_Font"><text:span text:style-name="T97">gpg --decrypt {input file} &gt; {output file}</text:span></text:span></text:p>
      <text:p text:style-name="P114"/>
      <text:p text:style-name="P114"><text:span text:style-name="Default_20_Paragraph_20_Font"><text:span text:style-name="T101">Pack files to archive</text:span></text:span></text:p>
      <text:p text:style-name="P114"><text:span text:style-name="Default_20_Paragraph_20_Font"><text:span text:style-name="T31">tar</text:span></text:span><text:span text:style-name="Default_20_Paragraph_20_Font"><text:span text:style-name="T97"> does not compress it self, optional compresion may be done by gzip or bzip2.</text:span></text:span></text:p>
      <text:p text:style-name="P114"><text:span text:style-name="Default_20_Paragraph_20_Font"><text:span text:style-name="T97">Pack: tar -</text:span></text:span><text:span text:style-name="Default_20_Paragraph_20_Font"><text:span text:style-name="T31">c</text:span></text:span><text:span text:style-name="Default_20_Paragraph_20_Font"><text:span text:style-name="T97">f &lt;name of output file&gt; &lt;what to compress, accepts folder and wildcards&gt;</text:span></text:span></text:p>
      <text:p text:style-name="P114"><text:span text:style-name="Default_20_Paragraph_20_Font"><text:span text:style-name="T97">Unpack: tar -</text:span></text:span><text:span text:style-name="Default_20_Paragraph_20_Font"><text:span text:style-name="T31">x</text:span></text:span><text:span text:style-name="Default_20_Paragraph_20_Font"><text:span text:style-name="T97">f &lt;name of tar file&gt; [-C &lt;destination for unpacking&gt;]</text:span></text:span></text:p>
      <text:p text:style-name="P114"><text:span text:style-name="Default_20_Paragraph_20_Font"><text:span text:style-name="T97">View content, </text:span></text:span><text:span text:style-name="Default_20_Paragraph_20_Font"><text:span text:style-name="T31">l</text:span></text:span><text:span text:style-name="Default_20_Paragraph_20_Font"><text:span text:style-name="T97"> - for detailed information: tar -</text:span></text:span><text:span text:style-name="Default_20_Paragraph_20_Font"><text:span text:style-name="T31">tl</text:span></text:span><text:span text:style-name="Default_20_Paragraph_20_Font"><text:span text:style-name="T97">f &lt;name of tar&gt;</text:span></text:span></text:p>
      <text:p text:style-name="P114"><text:span text:style-name="Default_20_Paragraph_20_Font"><text:span text:style-name="T97">To compress, add option: </text:span></text:span><text:span text:style-name="Default_20_Paragraph_20_Font"><text:span text:style-name="T31">z</text:span></text:span><text:span text:style-name="Default_20_Paragraph_20_Font"><text:span text:style-name="T97"> - gzip, </text:span></text:span><text:span text:style-name="Default_20_Paragraph_20_Font"><text:span text:style-name="T31">j</text:span></text:span><text:span text:style-name="Default_20_Paragraph_20_Font"><text:span text:style-name="T97"> - bzip2</text:span></text:span></text:p>
      <text:p text:style-name="P114"/>
      <text:p text:style-name="P114"><text:span text:style-name="Default_20_Paragraph_20_Font"><text:span text:style-name="T101">SFTP</text:span></text:span></text:p>
      <text:p text:style-name="P114"><text:span text:style-name="Default_20_Paragraph_20_Font"><text:span text:style-name="T97">login: sftp user@host</text:span></text:span></text:p>
      <text:p text:style-name="P114"><text:span text:style-name="Default_20_Paragraph_20_Font"><text:span text:style-name="T97">copy file from sftp: get &lt;name of file&gt;</text:span></text:span></text:p>
      <text:p text:style-name="P114"><text:span text:style-name="Default_20_Paragraph_20_Font"><text:span text:style-name="T97">copy file to sftp: put &lt;name of file&gt;</text:span></text:span></text:p>
      <text:p text:style-name="P114"><text:span text:style-name="Default_20_Paragraph_20_Font"><text:span text:style-name="T97">lls, lpwd, lcd - local ls, pwd, cd</text:span></text:span></text:p>
      <text:p text:style-name="P114"><text:span text:style-name="Default_20_Paragraph_20_Font"><text:span text:style-name="T97">logout: bye</text:span></text:span></text:p>
      <text:p text:style-name="P114"/>
      <text:p text:style-name="P114"><text:span text:style-name="Default_20_Paragraph_20_Font"><text:span text:style-name="T31">CURL</text:span></text:span></text:p>
      <text:p text:style-name="P114"><text:span text:style-name="Default_20_Paragraph_20_Font"><text:span text:style-name="T97">http-method: -X POST</text:span></text:span></text:p>
      <text:p text:style-name="P114"><text:span text:style-name="Default_20_Paragraph_20_Font"><text:span text:style-name="T97">multipart parameter -F "&lt;name of parameter&gt;=@&lt;path to file&gt;[;type=&lt;optional type, application/json&gt;]"</text:span></text:span></text:p>
      <text:p text:style-name="P75"/>
      <text:p text:style-name="P73"/>
      <text:h text:style-name="Heading_20_1" text:outline-level="1">Raspberry libs.</text:h>
      <text:p text:style-name="P5">wiringPi(<text:a xlink:type="simple" xlink:href="https://github.com/WiringPi/WiringPi" text:style-name="Internet_20_link" text:visited-style-name="Visited_20_Internet_20_Link">https://github.com/WiringPi/WiringPi</text:a>) – abandoned by author, but somebody continues support.</text:p>
      <text:p text:style-name="P4"><text:span text:style-name="T11">s</text:span>pidev() - SPI, python.</text:p>
      <text:p text:style-name="P4">RPi.GPIO – <text:span text:style-name="T34">GPIO, python.</text:span></text:p>
      <text:p text:style-name="P6">pigpio(https://github.com/joan2937/pigpio) - <text:span text:style-name="T12">GPIO, c/c++.</text:span></text:p>
      <text:p text:style-name="P7">bcm2835 <text:span text:style-name="T35">(</text:span><text:a xlink:type="simple" xlink:href="https://www.airspayce.com/mikem/bcm2835" text:style-name="Internet_20_link" text:visited-style-name="Visited_20_Internet_20_Link">https://www.airspayce.com/mikem/bcm2835</text:a><text:span text:style-name="T35">) – GPIO, c/c++. Maybe the oldest, has more info about pin features(like PWM).</text:span></text:p>
      <text:p text:style-name="P8"/>
      <text:p text:style-name="P8">Librt – <text:span text:style-name="T36">something related to timin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23:41:26.293000000</meta:creation-date>
    <dc:date>2024-08-24T23:44:50.009000000</dc:date>
    <meta:editing-duration>P4DT8H36M53S</meta:editing-duration>
    <meta:editing-cycles>96</meta:editing-cycles>
    <meta:generator>LibreOffice/7.6.3.2$Windows_X86_64 LibreOffice_project/29d686fea9f6705b262d369fede658f824154cc0</meta:generator>
    <meta:document-statistic meta:table-count="0" meta:image-count="0" meta:object-count="0" meta:page-count="9" meta:paragraph-count="308" meta:word-count="2451" meta:character-count="16080" meta:non-whitespace-character-count="13875"/>
  </office:meta>
</office:document-meta>
</file>